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C00000086296D2433.jpg"/>
  <manifest:file-entry manifest:media-type="image/jpeg" manifest:full-path="Pictures/10000000000000B70000006DA7EE935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dash" draw:stroke-dash="Dash_20_2" svg:stroke-width="0.026cm" svg:stroke-color="#bbe0e3"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4" style:family="graphic" style:parent-style-name="standard">
      <style:graphic-properties draw:stroke="solid" svg:stroke-width="0.026cm" svg:stroke-color="#ff3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dash" draw:stroke-dash="Dash_20_3"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26cm" svg:stroke-color="#000000" draw:stroke-linejoin="miter" draw:fill="solid" draw:fill-color="#ff3300"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 style:family="graphic" style:parent-style-name="standard" style:list-style-name="L9">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Title1-title">
      <style:graphic-properties draw:stroke="none" draw:fill="none" draw:fill-color="#bbe0e3" draw:textarea-horizontal-align="justify" draw:textarea-vertical-align="top" draw:auto-grow-height="true" draw:auto-grow-width="false" fo:min-height="2.748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bbe0e3" draw:auto-grow-height="true" fo:min-height="12.411cm" draw:shadow="hidden" draw:shadow-color="#808080"/>
    </style:style>
    <style:style style:name="pr3" style:family="presentation" style:parent-style-name="Title1-notes">
      <style:graphic-properties draw:stroke="none" draw:fill="none" draw:fill-color="#00cc99" draw:auto-grow-height="true" fo:min-height="12.411cm" draw:shadow="hidden" draw:shadow-color="#808080"/>
    </style:style>
    <style:style style:name="pr4" style:family="presentation" style:parent-style-name="Title1-title">
      <style:graphic-properties draw:stroke="none" draw:fill="none" draw:fill-color="#bbe0e3" draw:textarea-horizontal-align="justify" draw:textarea-vertical-align="top" draw:auto-grow-height="true" draw:auto-grow-width="false" fo:min-height="1.465cm" fo:min-width="0cm" fo:padding-top="0.13cm" fo:padding-bottom="0.13cm" fo:padding-left="0.25cm" fo:padding-right="0.25cm" fo:wrap-option="no-wrap" draw:shadow="hidden" draw:shadow-color="#808080"/>
    </style:style>
    <style:style style:name="pr5" style:family="presentation" style:parent-style-name="Title1-outline1">
      <style:graphic-properties draw:stroke="none" draw:fill="none" draw:fill-color="#bbe0e3" draw:textarea-horizontal-align="justify" draw:textarea-vertical-align="top" draw:auto-grow-height="true" draw:auto-grow-width="false" fo:min-height="13.143cm" fo:min-width="0cm" fo:padding-top="0.13cm" fo:padding-bottom="0.13cm" fo:padding-left="0.25cm" fo:padding-right="0.25cm" fo:wrap-option="no-wrap" draw:shadow="hidden" draw:shadow-color="#808080"/>
    </style:style>
    <style:style style:name="pr6" style:family="presentation" style:parent-style-name="Title1-outline1">
      <style:graphic-properties draw:stroke="none" draw:fill="none" draw:fill-color="#bbe0e3" draw:textarea-horizontal-align="justify" draw:textarea-vertical-align="top" draw:auto-grow-height="true" draw:auto-grow-width="false" fo:min-height="13.945cm" fo:min-width="0cm" fo:padding-top="0.13cm" fo:padding-bottom="0.13cm" fo:padding-left="0.25cm" fo:padding-right="0.25cm" fo:wrap-option="no-wrap" draw:shadow="hidden" draw:shadow-color="#808080"/>
    </style:style>
    <style:style style:name="pr7" style:family="presentation" style:parent-style-name="Title1-outline1">
      <style:graphic-properties draw:stroke="none" draw:fill="none" draw:fill-color="#bbe0e3" draw:textarea-horizontal-align="justify" draw:textarea-vertical-align="top" draw:auto-grow-height="true" draw:auto-grow-width="false" fo:min-height="1.541cm" fo:min-width="0cm" fo:padding-top="0.13cm" fo:padding-bottom="0.13cm" fo:padding-left="0.25cm" fo:padding-right="0.25cm" fo:wrap-option="no-wrap" draw:shadow="hidden" draw:shadow-color="#808080"/>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617cm" fo:margin-bottom="0cm" fo:line-height="100%" fo:text-align="end" text:enable-numbering="false" fo:text-indent="0cm"/>
    </style:style>
    <style:style style:name="P6" style:family="paragraph">
      <style:paragraph-properties style:writing-mode="lr-tb"/>
    </style:style>
    <style:style style:name="P7" style:family="paragraph">
      <style:paragraph-properties fo:margin-left="0cm" fo:margin-right="0cm" fo:line-height="100%" fo:text-align="justify" text:enable-numbering="true" fo:text-indent="0cm" style:punctuation-wrap="simple" style:line-break="normal"/>
    </style:style>
    <style:style style:name="P8" style:family="paragraph">
      <style:paragraph-properties fo:margin-left="0cm" fo:margin-right="0cm" fo:line-height="100%" fo:text-align="justify" text:enable-numbering="false" fo:text-indent="0cm" style:punctuation-wrap="simple" style:line-break="normal"/>
    </style:style>
    <style:style style:name="P9" style:family="paragraph">
      <style:paragraph-properties fo:margin-left="0cm" fo:margin-right="0cm" fo:line-height="100%" fo:text-align="end" text:enable-numbering="false" fo:text-indent="0cm"/>
    </style:style>
    <style:style style:name="P10" style:family="paragraph">
      <style:paragraph-properties fo:margin-left="0.952cm" fo:margin-right="0cm" fo:margin-top="0.282cm" fo:margin-bottom="0cm" fo:line-height="100%" text:enable-numbering="true" fo:text-indent="-0.952cm"/>
    </style:style>
    <style:style style:name="P11" style:family="paragraph">
      <style:paragraph-properties fo:margin-left="2.063cm" fo:margin-right="0cm" fo:margin-top="0.176cm" fo:margin-bottom="0cm" fo:line-height="100%" text:enable-numbering="true" fo:text-indent="-0.793cm"/>
    </style:style>
    <style:style style:name="P12" style:family="paragraph">
      <style:paragraph-properties fo:margin-left="0.952cm" fo:margin-right="0cm" fo:text-indent="-0.952cm" style:writing-mode="lr-tb"/>
    </style:style>
    <style:style style:name="P13" style:family="paragraph">
      <style:paragraph-properties fo:margin-left="3.175cm" fo:margin-right="0cm" fo:margin-top="0.158cm" fo:margin-bottom="0cm" fo:line-height="100%" text:enable-numbering="true" fo:text-indent="-0.635cm"/>
    </style:style>
    <style:style style:name="P14" style:family="paragraph">
      <style:paragraph-properties fo:margin-left="0.952cm" fo:margin-right="0cm" fo:margin-top="0.282cm" fo:margin-bottom="0cm" fo:line-height="90%" text:enable-numbering="true" fo:text-indent="-0.952cm"/>
    </style:style>
    <style:style style:name="P15" style:family="paragraph">
      <style:paragraph-properties fo:margin-left="2.063cm" fo:margin-right="0cm" fo:margin-top="0.176cm" fo:margin-bottom="0cm" fo:line-height="90%" text:enable-numbering="true" fo:text-indent="-0.793cm"/>
    </style:style>
    <style:style style:name="P16" style:family="paragraph">
      <style:paragraph-properties fo:margin-left="0.952cm" fo:margin-right="0cm" fo:margin-top="0.211cm" fo:margin-bottom="0cm" fo:line-height="90%" text:enable-numbering="true" fo:text-indent="-0.952cm"/>
    </style:style>
    <style:style style:name="P17" style:family="paragraph">
      <style:paragraph-properties fo:margin-left="0cm" fo:margin-right="0cm" fo:margin-top="0.22cm" fo:margin-bottom="0cm" fo:line-height="100%" text:enable-numbering="false" fo:text-indent="0cm"/>
    </style:style>
    <style:style style:name="P18" style:family="paragraph">
      <style:paragraph-properties fo:margin-left="0cm" fo:margin-right="0cm" fo:line-height="100%" text:enable-numbering="true" fo:text-indent="0cm" style:punctuation-wrap="simple" style:line-break="normal"/>
    </style:style>
    <style:style style:name="P19" style:family="paragraph">
      <style:paragraph-properties fo:margin-left="2.063cm" fo:margin-right="0cm" fo:margin-top="0.176cm" fo:margin-bottom="0cm" fo:line-height="90%" text:enable-numbering="false" fo:text-indent="-0.793cm"/>
    </style:style>
    <style:style style:name="P20" style:family="paragraph">
      <style:paragraph-properties fo:margin-left="2.063cm" fo:margin-right="0cm" fo:margin-top="0.176cm" fo:margin-bottom="0cm" fo:line-height="100%" text:enable-numbering="false" fo:text-indent="-0.793cm"/>
    </style:style>
    <style:style style:name="P21" style:family="paragraph">
      <style:paragraph-properties fo:margin-left="0.952cm" fo:margin-right="0cm" fo:margin-top="0.246cm" fo:margin-bottom="0cm" fo:line-height="100%" text:enable-numbering="true" fo:text-indent="-0.952cm"/>
    </style:style>
    <style:style style:name="P22" style:family="paragraph">
      <style:paragraph-properties fo:margin-left="0cm" fo:margin-right="0cm" fo:margin-top="0.158cm" fo:margin-bottom="0cm" fo:line-height="100%" fo:text-align="end" text:enable-numbering="false" fo:text-indent="0cm"/>
    </style:style>
    <style:style style:name="P23" style:family="paragraph">
      <style:paragraph-properties fo:margin-left="0.952cm" fo:margin-right="0cm" fo:margin-top="0.176cm" fo:margin-bottom="0cm" fo:line-height="100%" text:enable-numbering="true" fo:text-indent="-0.952cm"/>
    </style:style>
    <style:style style:name="P24" style:family="paragraph">
      <style:paragraph-properties fo:margin-left="0.952cm" fo:margin-right="0cm" fo:margin-top="0.176cm" fo:margin-bottom="0cm" fo:line-height="100%" text:enable-numbering="false" fo:text-indent="-0.952cm"/>
    </style:style>
    <style:style style:name="P25" style:family="paragraph">
      <style:paragraph-properties fo:margin-left="0.952cm" fo:margin-right="0cm" fo:line-height="100%" fo:text-align="justify" text:enable-numbering="true" fo:text-indent="-0.952cm" style:punctuation-wrap="simple" style:line-break="normal"/>
    </style:style>
    <style:style style:name="P26" style:family="paragraph">
      <style:paragraph-properties fo:margin-left="0.952cm" fo:margin-right="0cm" fo:line-height="100%" fo:text-align="justify" text:enable-numbering="false" fo:text-indent="-0.952cm" style:punctuation-wrap="simple" style:line-break="normal">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style:paragraph-properties fo:margin-left="0.952cm" fo:margin-right="0cm" fo:line-height="100%" fo:text-align="justify" text:enable-numbering="false" fo:text-indent="-0.952cm" style:punctuation-wrap="simple" style:line-break="normal"/>
    </style:style>
    <style:style style:name="P28" style:family="paragraph">
      <style:paragraph-properties fo:margin-left="0cm" fo:margin-right="0cm" fo:margin-top="0.44cm" fo:margin-bottom="0cm" fo:line-height="100%" fo:text-align="end" text:enable-numbering="false" fo:text-indent="0cm"/>
    </style:style>
    <style:style style:name="P29" style:family="paragraph">
      <style:paragraph-properties text:enable-numbering="true" style:writing-mode="lr-tb"/>
    </style:style>
    <style:style style:name="P30" style:family="paragraph">
      <style:paragraph-properties fo:margin-left="0cm" fo:margin-right="0cm" fo:margin-top="0.881cm" fo:margin-bottom="0cm" fo:line-height="100%" fo:text-align="center" text:enable-numbering="false" fo:text-indent="0cm"/>
    </style:style>
    <style:style style:name="P31" style:family="paragraph">
      <style:paragraph-properties fo:margin-left="0cm" fo:margin-right="0cm" fo:margin-top="0.617cm" fo:margin-bottom="0cm" fo:line-height="100%" fo:text-align="center" text:enable-numbering="false" fo:text-indent="0cm"/>
    </style:style>
    <style:style style:name="T1" style:family="text">
      <style:text-properties fo:color="#000000" fo:font-family="Verdana" style:font-family-generic="swiss" style:font-pitch="variable" fo:font-size="40pt" fo:language="es" fo:country="AR" style:font-size-asian="40pt" style:font-size-complex="40pt"/>
    </style:style>
    <style:style style:name="T2" style:family="text">
      <style:text-properties fo:font-family="Verdana" style:font-family-generic="swiss" style:font-pitch="variable" fo:font-size="28pt" fo:language="es" fo:country="AR" fo:font-weight="bold" style:font-size-asian="28pt" style:font-weight-asian="bold" style:font-size-complex="28pt" style:font-weight-complex="bold"/>
    </style:style>
    <style:style style:name="T3" style:family="text">
      <style:text-properties fo:font-family="Verdana" style:font-family-generic="swiss" style:font-pitch="variable" fo:font-size="20pt" fo:language="es" fo:country="E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4" style:family="text">
      <style:text-properties fo:font-family="Verdana" style:font-family-generic="swiss" style:font-pitch="variable" fo:font-size="20pt" fo:language="es" fo:country="E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5" style:family="text">
      <style:text-properties fo:font-family="Verdana" style:font-family-generic="swiss" style:font-pitch="variable" fo:font-size="24pt" fo:language="es" fo:country="AR" style:font-size-asian="24pt" style:font-size-complex="24pt"/>
    </style:style>
    <style:style style:name="T6" style:family="text">
      <style:text-properties fo:language="es" fo:country="AR"/>
    </style:style>
    <style:style style:name="T7" style:family="text">
      <style:text-properties fo:font-family="Verdana" style:font-family-generic="swiss" style:font-pitch="variable" fo:font-size="20pt" fo:language="es" fo:country="AR" style:font-size-asian="20pt" style:font-size-complex="20pt"/>
    </style:style>
    <style:style style:name="T8" style:family="text">
      <style:text-properties fo:font-family="Verdana" style:font-family-generic="swiss" style:font-pitch="variable" fo:font-size="18pt" fo:language="es" fo:country="AR" fo:font-weight="bold" style:font-size-asian="18pt" style:font-weight-asian="bold" style:font-size-complex="18pt" style:font-weight-complex="bold"/>
    </style:style>
    <style:style style:name="T9" style:family="text">
      <style:text-properties fo:font-family="Verdana" style:font-family-generic="swiss" style:font-pitch="variable" fo:font-size="10pt" fo:language="es" fo:country="ES" fo:font-weight="bold" style:font-size-asian="10pt" style:font-weight-asian="bold" style:font-size-complex="10pt" style:font-weight-complex="bold"/>
    </style:style>
    <style:style style:name="T10" style:family="text">
      <style:text-properties fo:font-family="Verdana" style:font-family-generic="swiss" style:font-pitch="variable"/>
    </style:style>
    <style:style style:name="T11" style:family="text">
      <style:text-properties fo:font-family="Verdana" style:font-family-generic="swiss" style:font-pitch="variable" fo:font-size="20pt" style:font-size-asian="20pt" style:font-size-complex="20pt"/>
    </style:style>
    <style:style style:name="T12" style:family="text">
      <style:text-properties fo:color="#000000" fo:font-family="Verdana" style:font-family-generic="swiss" style:font-pitch="variable" fo:font-size="20pt" fo:language="es" fo:country="AR" style:font-size-asian="20pt" style:font-size-complex="20pt"/>
    </style:style>
    <style:style style:name="T13" style:family="text">
      <style:text-properties fo:color="#000000" fo:font-size="28pt" fo:language="es" fo:country="AR" style:font-size-asian="28pt" style:font-size-complex="28pt"/>
    </style:style>
    <style:style style:name="T14" style:family="text">
      <style:text-properties fo:color="#000000" fo:font-family="Verdana" style:font-family-generic="swiss" style:font-pitch="variable" fo:font-size="18pt" fo:font-weight="bold" style:font-size-asian="18pt" style:font-weight-asian="bold" style:font-size-complex="18pt" style:font-weight-complex="bold"/>
    </style:style>
    <style:style style:name="T15" style:family="text">
      <style:text-properties fo:color="#000000" fo:font-family="Verdana" style:font-family-generic="swiss" style:font-pitch="variable" fo:font-size="18pt" style:font-size-asian="18pt" style:font-size-complex="18pt"/>
    </style:style>
    <style:style style:name="T16" style:family="text">
      <style:text-properties fo:color="#000000" fo:font-family="Verdana" style:font-family-generic="swiss" style:font-pitch="variable" fo:font-size="18pt" fo:language="es" fo:country="ES" style:font-size-asian="18pt" style:font-size-complex="18pt"/>
    </style:style>
    <style:style style:name="T17" style:family="text">
      <style:text-properties fo:font-family="Verdana" style:font-family-generic="swiss" style:font-pitch="variable" fo:font-size="20pt" fo:language="es" fo:country="ES" fo:font-style="italic" style:font-family-asian="'Times New Roman'" style:font-family-generic-asian="roman" style:font-pitch-asian="variable" style:font-size-asian="20pt" style:font-style-asian="italic" style:font-family-complex="'Times New Roman'" style:font-family-generic-complex="roman" style:font-pitch-complex="variable" style:font-size-complex="20pt" style:font-style-complex="italic"/>
    </style:style>
    <style:style style:name="T18" style:family="text">
      <style:text-properties fo:color="#cc3300" fo:font-family="Verdana" style:font-family-generic="swiss" style:font-pitch="variable" fo:font-size="20pt" fo:language="es" fo:country="E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9" style:family="text">
      <style:text-properties fo:color="#cc3300" fo:font-family="Verdana" style:font-family-generic="swiss" style:font-pitch="variable" fo:font-size="20pt" fo:language="es" fo:country="ES" fo:font-style="italic" style:font-family-asian="'Times New Roman'" style:font-family-generic-asian="roman" style:font-pitch-asian="variable" style:font-size-asian="20pt" style:font-style-asian="italic" style:font-family-complex="'Times New Roman'" style:font-family-generic-complex="roman" style:font-pitch-complex="variable" style:font-size-complex="20pt" style:font-style-complex="italic"/>
    </style:style>
    <style:style style:name="T20" style:family="text">
      <style:text-properties fo:font-family="Verdana" style:font-family-generic="swiss" style:font-pitch="variable" fo:font-size="20pt" fo:language="es" fo:country="AR" fo:font-style="italic" style:font-family-asian="'Times New Roman'" style:font-family-generic-asian="roman" style:font-pitch-asian="variable" style:font-size-asian="20pt" style:font-style-asian="italic" style:font-family-complex="'Times New Roman'" style:font-family-generic-complex="roman" style:font-pitch-complex="variable" style:font-size-complex="20pt" style:font-style-complex="italic"/>
    </style:style>
    <style:style style:name="T21" style:family="text">
      <style:text-properties fo:font-family="Verdana" style:font-family-generic="swiss" style:font-pitch="variable" fo:font-size="20pt" fo:language="es" fo:country="AR"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22" style:family="text">
      <style:text-properties fo:color="#cc3300" fo:font-family="Verdana" style:font-family-generic="swiss" style:font-pitch="variable" fo:font-size="20pt" fo:language="es" fo:country="AR"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23" style:family="text">
      <style:text-properties fo:font-family="Verdana" style:font-family-generic="swiss" style:font-pitch="variable" fo:font-size="20pt" fo:language="es" fo:country="AR" fo:font-weight="bold" style:font-size-asian="20pt" style:font-weight-asian="bold" style:font-size-complex="20pt" style:font-weight-complex="bold"/>
    </style:style>
    <style:style style:name="T24" style:family="text">
      <style:text-properties fo:color="#ffffff" fo:font-family="Verdana" style:font-family-generic="swiss" style:font-pitch="variable" fo:font-size="20pt" fo:language="es" fo:country="AR"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25" style:family="text">
      <style:text-properties fo:font-family="Verdana" style:font-family-generic="swiss" style:font-pitch="variable" fo:font-size="40pt" fo:language="es" fo:country="AR" style:font-size-asian="40pt" style:font-size-complex="40pt"/>
    </style:style>
    <style:style style:name="T26" style:family="text">
      <style:text-properties fo:color="#009999" fo:font-family="Verdana" style:font-family-generic="swiss" style:font-pitch="variable" fo:font-size="28pt" fo:language="es" fo:country="AR" style:font-size-asian="28pt" style:font-size-complex="28pt"/>
    </style:style>
    <style:style style:name="T27" style:family="text">
      <style:text-properties fo:font-family="Verdana" style:font-family-generic="swiss" style:font-pitch="variable" fo:font-size="28pt" fo:language="es" fo:country="AR" style:font-size-asian="28pt" style:font-size-complex="2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Verdana" style:font-family-generic="swiss" style:font-pitch="variable" fo:color="#cc3300" fo:font-size="9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suffix=")" style:num-format="a">
        <style:list-level-properties text:min-label-width="0.952cm"/>
        <style:text-properties fo:color="#000000" fo:font-size="90%"/>
      </text:list-level-style-number>
      <text:list-level-style-number text:level="2" style:num-suffix=")" style:num-format="a">
        <style:list-level-properties text:space-before="1.27cm"/>
        <style:text-properties fo:color="#000000" fo:font-size="100%"/>
      </text:list-level-style-number>
      <text:list-level-style-number text:level="3" style:num-suffix=")" style:num-format="a">
        <style:list-level-properties text:space-before="2.54cm"/>
        <style:text-properties fo:color="#000000" fo:font-size="100%"/>
      </text:list-level-style-number>
      <text:list-level-style-number text:level="4" style:num-suffix=")" style:num-format="a">
        <style:list-level-properties text:space-before="3.81cm"/>
        <style:text-properties fo:color="#000000" fo:font-size="100%"/>
      </text:list-level-style-number>
      <text:list-level-style-number text:level="5" style:num-suffix=")" style:num-format="a">
        <style:list-level-properties text:space-before="5.08cm"/>
        <style:text-properties fo:color="#000000" fo:font-size="100%"/>
      </text:list-level-style-number>
      <text:list-level-style-number text:level="6" style:num-suffix=")" style:num-format="a">
        <style:list-level-properties text:space-before="5.08cm"/>
        <style:text-properties fo:color="#000000" fo:font-size="100%"/>
      </text:list-level-style-number>
      <text:list-level-style-number text:level="7" style:num-suffix=")" style:num-format="a">
        <style:list-level-properties text:space-before="5.08cm"/>
        <style:text-properties fo:color="#000000" fo:font-size="100%"/>
      </text:list-level-style-number>
      <text:list-level-style-number text:level="8" style:num-suffix=")" style:num-format="a">
        <style:list-level-properties text:space-before="5.08cm"/>
        <style:text-properties fo:color="#000000" fo:font-size="100%"/>
      </text:list-level-style-number>
      <text:list-level-style-number text:level="9" style:num-suffix=")" style:num-format="a">
        <style:list-level-properties text:space-before="5.08cm"/>
        <style:text-properties fo:color="#000000" fo:font-size="100%"/>
      </text:list-level-style-number>
      <text:list-level-style-number text:level="10" style:num-suffix=")" style:num-format="a">
        <style:list-level-properties text:space-before="5.08cm"/>
        <style:text-properties fo:color="#000000" fo:font-size="100%"/>
      </text:list-level-style-number>
    </text:list-style>
    <text:list-style style:name="L10">
      <text:list-level-style-number text:level="1" style:num-suffix=")" style:num-format="a" text:start-value="4">
        <style:list-level-properties text:min-label-width="0.952cm"/>
        <style:text-properties fo:color="#000000" fo:font-size="100%"/>
      </text:list-level-style-number>
      <text:list-level-style-number text:level="2" style:num-suffix=")" style:num-format="a" text:start-value="4">
        <style:list-level-properties text:space-before="1.27cm"/>
        <style:text-properties fo:color="#000000" fo:font-size="100%"/>
      </text:list-level-style-number>
      <text:list-level-style-number text:level="3" style:num-suffix=")" style:num-format="a" text:start-value="4">
        <style:list-level-properties text:space-before="2.54cm"/>
        <style:text-properties fo:color="#000000" fo:font-size="100%"/>
      </text:list-level-style-number>
      <text:list-level-style-number text:level="4" style:num-suffix=")" style:num-format="a" text:start-value="4">
        <style:list-level-properties text:space-before="3.81cm"/>
        <style:text-properties fo:color="#000000" fo:font-size="100%"/>
      </text:list-level-style-number>
      <text:list-level-style-number text:level="5" style:num-suffix=")" style:num-format="a" text:start-value="4">
        <style:list-level-properties text:space-before="5.08cm"/>
        <style:text-properties fo:color="#000000" fo:font-size="100%"/>
      </text:list-level-style-number>
      <text:list-level-style-number text:level="6" style:num-suffix=")" style:num-format="a" text:start-value="4">
        <style:list-level-properties text:space-before="5.08cm"/>
        <style:text-properties fo:color="#000000" fo:font-size="100%"/>
      </text:list-level-style-number>
      <text:list-level-style-number text:level="7" style:num-suffix=")" style:num-format="a" text:start-value="4">
        <style:list-level-properties text:space-before="5.08cm"/>
        <style:text-properties fo:color="#000000" fo:font-size="100%"/>
      </text:list-level-style-number>
      <text:list-level-style-number text:level="8" style:num-suffix=")" style:num-format="a" text:start-value="4">
        <style:list-level-properties text:space-before="5.08cm"/>
        <style:text-properties fo:color="#000000" fo:font-size="100%"/>
      </text:list-level-style-number>
      <text:list-level-style-number text:level="9" style:num-suffix=")" style:num-format="a" text:start-value="4">
        <style:list-level-properties text:space-before="5.08cm"/>
        <style:text-properties fo:color="#000000" fo:font-size="100%"/>
      </text:list-level-style-number>
      <text:list-level-style-number text:level="10" style:num-suffix=")" style:num-format="a" text:start-value="4">
        <style:list-level-properties text:space-before="5.08cm"/>
        <style:text-properties fo:color="#000000" fo:font-size="100%"/>
      </text:list-level-style-number>
    </text:list-style>
    <text:list-style style:name="L11">
      <text:list-level-style-number text:level="1" style:num-suffix=")" style:num-format="a">
        <style:list-level-properties text:min-label-width="0.952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Verdana"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suffix=")" style:num-format="a" text:start-value="5">
        <style:list-level-properties text:min-label-width="0.952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suffix=")" style:num-format="a">
        <style:list-level-properties text:min-label-width="0.952cm"/>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1.59cm" svg:height="5.406cm" svg:x="1.901cm" svg:y="4.722cm" presentation:class="title" presentation:user-transformed="true">
          <draw:text-box>
            <text:p text:style-name="P1"><text:span text:style-name="T1">Fondo Fiduciario para la Promoción de la Industria del</text:span><text:span text:style-name="T1"><text:line-break/></text:span><text:span text:style-name="T1">Software</text:span></text:p>
          </draw:text-box>
        </draw:frame>
        <presentation:notes draw:style-name="dp2">
          <draw:page-thumbnail draw:layer="layout" svg:width="13.785cm" svg:height="10.341cm" svg:x="2.549cm" svg:y="2.068cm" draw:page-number="1"/>
          <draw:frame presentation:style-name="pr2" draw:text-style-name="P3" draw:layer="layout" svg:width="15.108cm" svg:height="12.411cm" svg:x="1.887cm" svg:y="13.1cm" presentation:class="notes" presentation:placeholder="true">
            <draw:text-box/>
          </draw:frame>
        </presentation:notes>
      </draw:page>
      <draw:page draw:name="page2"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18.9cm" svg:height="1.451cm" svg:x="6.5cm" svg:y="0.481cm">
          <text:p text:style-name="P5"><text:span text:style-name="T2">FONSOFT - Origen del Fondo</text:span></text:p>
          <draw:enhanced-geometry svg:viewBox="0 0 21600 21600" draw:type="mso-spt202" draw:enhanced-path="M 0 0 L 21600 0 21600 21600 0 21600 0 0 Z N"/>
        </draw:custom-shape>
        <draw:custom-shape draw:style-name="gr2" draw:text-style-name="P6" draw:layer="layout" svg:width="22.437cm" svg:height="7.101cm" svg:x="2.099cm" svg:y="4.123cm">
          <text:list text:style-name="L3">
            <text:list-item>
              <text:p text:id="id1" text:style-name="P7"><text:span text:style-name="T3"><text:s/></text:span><text:span text:style-name="T4">Creado por la Ley 25.922 (de Promoción de la Industria del Software).</text:span></text:p>
            </text:list-item>
          </text:list>
          <text:list text:style-name="L3">
            <text:list-item>
              <text:p text:style-name="P8"><text:span text:style-name="T4"/></text:p>
            </text:list-item>
          </text:list>
          <text:list text:style-name="L3">
            <text:list-item>
              <text:p text:id="id2" text:style-name="P7"><text:span text:style-name="T4"><text:s/></text:span><text:span text:style-name="T4">La SECTIP es su autoridad de aplicación y la Agencia Nacional de Promoción Científica es su administradora.</text:span></text:p>
            </text:list-item>
          </text:list>
          <text:list text:style-name="L3">
            <text:list-item>
              <text:p text:style-name="P8"><text:span text:style-name="T4"/></text:p>
            </text:list-item>
          </text:list>
          <text:list text:style-name="L3">
            <text:list-item>
              <text:p text:style-name="P8"><text:span text:style-name="T4"/></text:p>
            </text:list-item>
          </text:list>
          <text:list text:style-name="L3">
            <text:list-item>
              <text:p text:style-name="P8"><text:span text:style-name="T4"/></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layer="layout" svg:width="13.833cm" svg:height="10.376cm" svg:x="2.505cm" svg:y="2.117cm" draw:page-number="2"/>
          <draw:frame presentation:style-name="pr3" draw:text-style-name="P3" draw:layer="layout" svg:width="15.108cm" svg:height="12.411cm" svg:x="1.887cm" svg:y="13.1cm" presentation:class="notes" presentation:placeholder="true">
            <draw:text-box/>
          </draw:frame>
        </presentation:notes>
      </draw:page>
      <draw:page draw:name="page3" draw:style-name="dp1" draw:master-page-name="Title1" presentation:presentation-page-layout-name="AL2T1">
        <draw:frame presentation:style-name="pr4" draw:text-style-name="P2" draw:layer="layout" svg:width="23.301cm" svg:height="1.725cm" svg:x="2.098cm" svg:y="0cm" presentation:class="title" presentation:user-transformed="true">
          <draw:text-box>
            <text:p text:style-name="P9"><text:span text:style-name="T2">Subsidios para Nuevos Emprendedores</text:span></text:p>
          </draw:text-box>
        </draw:frame>
        <draw:frame presentation:style-name="pr5" draw:text-style-name="P12" draw:layer="layout" svg:width="22.86cm" svg:height="13.403cm" svg:x="1.27cm" svg:y="3.126cm" presentation:class="outline" presentation:user-transformed="true">
          <draw:text-box>
            <text:list text:style-name="L4">
              <text:list-item>
                <text:p text:style-name="P10"><text:span text:style-name="T5">Objetivos</text:span><text:span text:style-name="T6">:</text:span></text:p>
              </text:list-item>
            </text:list>
            <text:list text:style-name="L5">
              <text:list-item>
                <text:list>
                  <text:list-item>
                    <text:p text:style-name="P11"><text:span text:style-name="T7">promover el espíritu emprendedor dentro del sector de SSI, </text:span></text:p>
                  </text:list-item>
                </text:list>
              </text:list-item>
            </text:list>
            <text:list text:style-name="L5">
              <text:list-item>
                <text:list>
                  <text:list-item>
                    <text:p text:style-name="P11"><text:span text:style-name="T7">colaborar con la constitución de nuevas empresas comerciales dentro del sector</text:span></text:p>
                  </text:list-item>
                </text:list>
              </text:list-item>
            </text:list>
            <text:list text:style-name="L5">
              <text:list-item>
                <text:list>
                  <text:list-item>
                    <text:p text:style-name="P11"><text:span text:style-name="T7">colaborar con la consolidación de las empresas elegibles ya existentes.</text:span></text:p>
                  </text:list-item>
                </text:list>
              </text:list-item>
            </text:list>
          </draw:text-box>
        </draw:frame>
        <presentation:notes draw:style-name="dp2">
          <draw:page-thumbnail draw:layer="layout" svg:width="13.785cm" svg:height="10.341cm" svg:x="2.549cm" svg:y="2.068cm" draw:page-number="3"/>
          <draw:frame presentation:style-name="pr2" draw:text-style-name="P3" draw:layer="layout" svg:width="15.108cm" svg:height="12.411cm" svg:x="1.887cm" svg:y="13.1cm" presentation:class="notes" presentation:placeholder="true">
            <draw:text-box/>
          </draw:frame>
        </presentation:notes>
      </draw:page>
      <draw:page draw:name="page4" draw:style-name="dp1" draw:master-page-name="Title1" presentation:presentation-page-layout-name="AL2T1">
        <draw:frame presentation:style-name="pr4" draw:text-style-name="P2" draw:layer="layout" svg:width="23.301cm" svg:height="1.725cm" svg:x="2.098cm" svg:y="0cm" presentation:class="title" presentation:user-transformed="true">
          <draw:text-box>
            <text:p text:style-name="P9"><text:span text:style-name="T2">Subsidios para Nuevos Emprendedores</text:span></text:p>
          </draw:text-box>
        </draw:frame>
        <draw:frame presentation:style-name="pr5" draw:text-style-name="P12" draw:layer="layout" svg:width="22.86cm" svg:height="13.403cm" svg:x="1.27cm" svg:y="3.126cm" presentation:class="outline" presentation:user-transformed="true">
          <draw:text-box>
            <text:list text:style-name="L4">
              <text:list-item>
                <text:p text:style-name="P10"><text:span text:style-name="T5">Beneficiarios</text:span><text:span text:style-name="T6">:</text:span></text:p>
              </text:list-item>
            </text:list>
            <text:list text:style-name="L5">
              <text:list-item>
                <text:list>
                  <text:list-item>
                    <text:p text:style-name="P11"><text:span text:style-name="T7">personas físicas, </text:span></text:p>
                  </text:list-item>
                </text:list>
              </text:list-item>
            </text:list>
            <text:list text:style-name="L5">
              <text:list-item>
                <text:list>
                  <text:list-item>
                    <text:p text:style-name="P11"><text:span text:style-name="T7">empresas unipersonales que no tengan más de 24 meses de antigüedad desde su inscripción al momento del cierre de la convocatoria, </text:span></text:p>
                  </text:list-item>
                </text:list>
              </text:list-item>
            </text:list>
            <text:list text:style-name="L5">
              <text:list-item>
                <text:list>
                  <text:list-item>
                    <text:p text:style-name="P11"><text:span text:style-name="T7">sociedades que no tengan más de 24 meses de antigüedad desde su constitución al momento del cierre de la convocatoria.</text:span></text:p>
                  </text:list-item>
                </text:list>
              </text:list-item>
            </text:list>
            <text:list text:style-name="L6">
              <text:list-item>
                <text:list>
                  <text:list-item>
                    <text:list>
                      <text:list-item>
                        <text:p text:style-name="P13"><text:span text:style-name="T8">Las empresas productoras de bienes y/o servicios deberán satisfacer la condición PYMEs dedicadas a la producción de software.</text:span></text:p>
                      </text:list-item>
                    </text:list>
                  </text:list-item>
                </text:list>
              </text:list-item>
            </text:list>
          </draw:text-box>
        </draw:frame>
        <presentation:notes draw:style-name="dp2">
          <draw:page-thumbnail draw:layer="layout" svg:width="13.785cm" svg:height="10.341cm" svg:x="2.549cm" svg:y="2.068cm" draw:page-number="4"/>
          <draw:frame presentation:style-name="pr2" draw:text-style-name="P3" draw:layer="layout" svg:width="15.108cm" svg:height="12.411cm" svg:x="1.887cm" svg:y="13.1cm" presentation:class="notes" presentation:placeholder="true">
            <draw:text-box/>
          </draw:frame>
        </presentation:notes>
      </draw:page>
      <draw:page draw:name="page5" draw:style-name="dp1" draw:master-page-name="Title1" presentation:presentation-page-layout-name="AL2T1">
        <draw:frame presentation:style-name="pr4" draw:text-style-name="P2" draw:layer="layout" svg:width="23.301cm" svg:height="1.725cm" svg:x="2.098cm" svg:y="0cm" presentation:class="title" presentation:user-transformed="true">
          <draw:text-box>
            <text:p text:style-name="P9"><text:span text:style-name="T2">Subsidios para Nuevos Emprendedores</text:span></text:p>
          </draw:text-box>
        </draw:frame>
        <draw:frame presentation:style-name="pr6" draw:text-style-name="P12" draw:layer="layout" svg:width="22.86cm" svg:height="14.205cm" svg:x="1.27cm" svg:y="2.324cm" presentation:class="outline" presentation:user-transformed="true">
          <draw:text-box>
            <text:list text:style-name="L4">
              <text:list-item>
                <text:p text:style-name="P14"><text:span text:style-name="T5">Proyectos elegibles</text:span><text:span text:style-name="T6">:</text:span></text:p>
              </text:list-item>
            </text:list>
            <text:list text:style-name="L5">
              <text:list-item>
                <text:list>
                  <text:list-item>
                    <text:p text:style-name="P15"><text:span text:style-name="T7">Proyectos orientados al desarrollo de productos de SSI, que den origen a nuevas empresas </text:span></text:p>
                  </text:list-item>
                </text:list>
              </text:list-item>
            </text:list>
            <text:list text:style-name="L5">
              <text:list-item>
                <text:list>
                  <text:list-item>
                    <text:p text:style-name="P15"><text:span text:style-name="T7">y/o que consoliden a las ya existentes con alto grado de innovación, </text:span></text:p>
                  </text:list-item>
                </text:list>
              </text:list-item>
            </text:list>
            <text:list text:style-name="L5">
              <text:list-item>
                <text:list>
                  <text:list-item>
                    <text:p text:style-name="P15"><text:span text:style-name="T7">y sean factibles técnicamente, rentables y posean mercado. </text:span></text:p>
                  </text:list-item>
                </text:list>
              </text:list-item>
            </text:list>
            <text:list text:style-name="L5">
              <text:list-item>
                <text:list>
                  <text:list-item>
                    <text:p text:style-name="P15"><text:span text:style-name="T7">Los proyectos a presentar deberán ser creación intelectual de los participantes. </text:span></text:p>
                  </text:list-item>
                </text:list>
              </text:list-item>
            </text:list>
            <text:list text:style-name="L4">
              <text:list-item>
                <text:p text:style-name="P16"><text:span text:style-name="T5">Plazo máximo de ejecución:</text:span></text:p>
              </text:list-item>
            </text:list>
            <text:list text:style-name="L5">
              <text:list-item>
                <text:list>
                  <text:list-item>
                    <text:p text:style-name="P15"><text:span text:style-name="T7">24 meses.</text:span></text:p>
                  </text:list-item>
                </text:list>
              </text:list-item>
            </text:list>
            <text:list text:style-name="L4">
              <text:list-item>
                <text:p text:style-name="P16"><text:span text:style-name="T5">Financiación:</text:span></text:p>
              </text:list-item>
            </text:list>
            <text:list text:style-name="L5">
              <text:list-item>
                <text:list>
                  <text:list-item>
                    <text:p text:style-name="P15"><text:span text:style-name="T7">Subsidios de hasta $100.000 (cubren hasta el 50% del proyecto), con anticipos y reembolsos según cronograma.</text:span></text:p>
                  </text:list-item>
                </text:list>
              </text:list-item>
            </text:list>
          </draw:text-box>
        </draw:frame>
        <presentation:notes draw:style-name="dp2">
          <draw:page-thumbnail draw:layer="layout" svg:width="13.785cm" svg:height="10.341cm" svg:x="2.549cm" svg:y="2.068cm" draw:page-number="5"/>
          <draw:frame presentation:style-name="pr2" draw:text-style-name="P3" draw:layer="layout" svg:width="15.108cm" svg:height="12.411cm" svg:x="1.887cm" svg:y="13.1cm" presentation:class="notes" presentation:placeholder="true">
            <draw:text-box/>
          </draw:frame>
        </presentation:notes>
      </draw:page>
      <draw:page draw:name="page6"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24.099cm" svg:height="1.451cm" svg:x="1.301cm" svg:y="0.481cm">
          <text:p text:style-name="P5"><text:span text:style-name="T2">Subsidios para Nuevos Emprendedores</text:span></text:p>
          <draw:enhanced-geometry svg:viewBox="0 0 21600 21600" draw:type="mso-spt202" draw:enhanced-path="M 0 0 L 21600 0 21600 21600 0 21600 0 0 Z N"/>
        </draw:custom-shape>
        <draw:custom-shape draw:style-name="gr3" draw:text-style-name="P6" draw:layer="layout" svg:width="0.997cm" svg:height="1.019cm" svg:x="4.101cm" svg:y="9.525cm">
          <text:p text:style-name="P3"/>
          <draw:enhanced-geometry svg:viewBox="0 0 21600 21600" draw:type="mso-spt202" draw:enhanced-path="M 0 0 L 21600 0 21600 21600 0 21600 0 0 Z N"/>
        </draw:custom-shape>
        <draw:g draw:id="id4">
          <draw:line draw:style-name="gr4" draw:text-style-name="P4" draw:layer="layout" svg:x1="9.036cm" svg:y1="8.811cm" svg:x2="9.036cm" svg:y2="9.609cm">
            <text:p text:style-name="P3"/>
          </draw:line>
          <draw:custom-shape draw:style-name="gr5" draw:text-style-name="P6" draw:layer="layout" svg:width="0.799cm" svg:height="0.6cm" svg:x="12.435cm" svg:y="8.608cm">
            <text:p text:style-name="P3"/>
            <draw:enhanced-geometry svg:viewBox="0 0 21600 21600" draw:type="rectangle" draw:enhanced-path="M 0 0 L 21600 0 21600 21600 0 21600 0 0 Z N"/>
          </draw:custom-shape>
          <draw:line draw:style-name="gr6" draw:text-style-name="P4" draw:layer="layout" svg:x1="10.235cm" svg:y1="8.608cm" svg:x2="10.235cm" svg:y2="10.407cm">
            <text:p text:style-name="P3"/>
          </draw:line>
          <draw:line draw:style-name="gr6" draw:text-style-name="P4" draw:layer="layout" svg:x1="16.638cm" svg:y1="8.608cm" svg:x2="16.638cm" svg:y2="10.407cm">
            <text:p text:style-name="P3"/>
          </draw:line>
          <draw:custom-shape draw:style-name="gr2" draw:text-style-name="P6" draw:layer="layout" svg:width="2.399cm" svg:height="1.107cm" svg:x="6.835cm" svg:y="9.807cm">
            <text:p text:style-name="P17"><text:span text:style-name="T9">Inicio del proyecto</text:span></text:p>
            <draw:enhanced-geometry svg:viewBox="0 0 21600 21600" draw:type="mso-spt202" draw:enhanced-path="M 0 0 L 21600 0 21600 21600 0 21600 0 0 Z N"/>
          </draw:custom-shape>
          <draw:custom-shape draw:style-name="gr2" draw:text-style-name="P6" draw:layer="layout" svg:width="2.399cm" svg:height="1.107cm" svg:x="16.435cm" svg:y="9.807cm">
            <text:p text:style-name="P17"><text:span text:style-name="T9">Fin del proyecto</text:span></text:p>
            <draw:enhanced-geometry svg:viewBox="0 0 21600 21600" draw:type="mso-spt202" draw:enhanced-path="M 0 0 L 21600 0 21600 21600 0 21600 0 0 Z N"/>
          </draw:custom-shape>
          <draw:custom-shape draw:style-name="gr7" draw:text-style-name="P6" draw:layer="layout" svg:width="7.602cm" svg:height="0.198cm" svg:x="9.036cm" svg:y="9.609cm">
            <text:p text:style-name="P3"/>
            <draw:enhanced-geometry svg:viewBox="0 0 21600 21600" draw:type="rectangle" draw:enhanced-path="M 0 0 L 21600 0 21600 21600 0 21600 0 0 Z N"/>
          </draw:custom-shape>
          <draw:custom-shape draw:style-name="gr5" draw:text-style-name="P6" draw:layer="layout" svg:width="0.798cm" svg:height="0.6cm" svg:x="8.233cm" svg:y="8.206cm">
            <text:p text:style-name="P3"/>
            <draw:enhanced-geometry svg:viewBox="0 0 21600 21600" draw:type="rectangle" draw:enhanced-path="M 0 0 L 21600 0 21600 21600 0 21600 0 0 Z N"/>
          </draw:custom-shape>
          <draw:custom-shape draw:style-name="gr5" draw:text-style-name="P6" draw:layer="layout" svg:width="0.798cm" svg:height="0.6cm" svg:x="10.235cm" svg:y="8.608cm">
            <text:p text:style-name="P3"/>
            <draw:enhanced-geometry svg:viewBox="0 0 21600 21600" draw:type="rectangle" draw:enhanced-path="M 0 0 L 21600 0 21600 21600 0 21600 0 0 Z N"/>
          </draw:custom-shape>
          <draw:custom-shape draw:style-name="gr5" draw:text-style-name="P6" draw:layer="layout" svg:width="0.798cm" svg:height="0.6cm" svg:x="14.834cm" svg:y="8.608cm">
            <text:p text:style-name="P3"/>
            <draw:enhanced-geometry svg:viewBox="0 0 21600 21600" draw:type="rectangle" draw:enhanced-path="M 0 0 L 21600 0 21600 21600 0 21600 0 0 Z N"/>
          </draw:custom-shape>
          <draw:custom-shape draw:style-name="gr5" draw:text-style-name="P6" draw:layer="layout" svg:width="0.401cm" svg:height="0.6cm" svg:x="16.638cm" svg:y="8.206cm">
            <text:p text:style-name="P3"/>
            <draw:enhanced-geometry svg:viewBox="0 0 21600 21600" draw:type="rectangle" draw:enhanced-path="M 0 0 L 21600 0 21600 21600 0 21600 0 0 Z N"/>
          </draw:custom-shape>
          <draw:line draw:style-name="gr6" draw:text-style-name="P4" draw:layer="layout" svg:x1="12.435cm" svg:y1="8.608cm" svg:x2="12.435cm" svg:y2="10.407cm">
            <text:p text:style-name="P3"/>
          </draw:line>
          <draw:line draw:style-name="gr6" draw:text-style-name="P4" draw:layer="layout" svg:x1="14.834cm" svg:y1="8.608cm" svg:x2="14.834cm" svg:y2="10.407cm">
            <text:p text:style-name="P3"/>
          </draw:line>
          <draw:custom-shape draw:style-name="gr2" draw:text-style-name="P6" draw:layer="layout" svg:width="2.598cm" svg:height="0.684cm" svg:x="11.637cm" svg:y="10.407cm">
            <text:p text:style-name="P17"><text:span text:style-name="T9">Auditorías</text:span></text:p>
            <draw:enhanced-geometry svg:viewBox="0 0 21600 21600" draw:type="mso-spt202" draw:enhanced-path="M 0 0 L 21600 0 21600 21600 0 21600 0 0 Z N"/>
          </draw:custom-shape>
          <draw:custom-shape draw:style-name="gr2" draw:text-style-name="P6" draw:layer="layout" svg:width="2.399cm" svg:height="0.684cm" svg:x="6.235cm" svg:y="8.008cm">
            <text:p text:style-name="P17"><text:span text:style-name="T9">Anticipo</text:span></text:p>
            <draw:enhanced-geometry svg:viewBox="0 0 21600 21600" draw:type="mso-spt202" draw:enhanced-path="M 0 0 L 21600 0 21600 21600 0 21600 0 0 Z N"/>
          </draw:custom-shape>
        </draw:g>
        <draw:custom-shape draw:style-name="gr2" draw:text-style-name="P6" draw:id="id3" draw:layer="layout" svg:width="23.804cm" svg:height="1.971cm" svg:x="1.098cm" svg:y="5.927cm">
          <text:list text:style-name="L3">
            <text:list-item>
              <text:p text:style-name="P18"><text:span text:style-name="T10"><text:s/></text:span><text:span text:style-name="T11">Subsidios de hasta el 50% del proyecto. Mediante anticipos para desarrollar las etapas (y un reembolso al final).</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layer="layout" svg:width="13.833cm" svg:height="10.376cm" svg:x="2.505cm" svg:y="2.117cm" draw:page-number="6"/>
          <draw:frame presentation:style-name="pr3" draw:text-style-name="P3" draw:layer="layout" svg:width="15.108cm" svg:height="12.411cm" svg:x="1.887cm" svg:y="13.1cm" presentation:class="notes" presentation:placeholder="true">
            <draw:text-box/>
          </draw:frame>
        </presentation:notes>
      </draw:page>
      <draw:page draw:name="page7" draw:style-name="dp1" draw:master-page-name="Title1" presentation:presentation-page-layout-name="AL2T1">
        <draw:frame presentation:style-name="pr4" draw:text-style-name="P2" draw:layer="layout" svg:width="23.301cm" svg:height="1.725cm" svg:x="2.098cm" svg:y="0cm" presentation:class="title" presentation:user-transformed="true">
          <draw:text-box>
            <text:p text:style-name="P9"><text:span text:style-name="T2">Subsidios para Nuevos Emprendedores</text:span></text:p>
          </draw:text-box>
        </draw:frame>
        <draw:frame presentation:style-name="pr5" draw:text-style-name="P12" draw:layer="layout" svg:width="22.86cm" svg:height="13.877cm" svg:x="1.27cm" svg:y="3.126cm" presentation:class="outline" presentation:user-transformed="true">
          <draw:text-box>
            <text:list text:style-name="L4">
              <text:list-item>
                <text:p text:style-name="P14"><text:span text:style-name="T5">Gastos elegibles</text:span><text:span text:style-name="T6">:</text:span></text:p>
              </text:list-item>
            </text:list>
            <text:list text:style-name="L5">
              <text:list-item>
                <text:list>
                  <text:list-item>
                    <text:p text:style-name="P15"><text:span text:style-name="T7">Honorarios de los emprendedores, cada uno de los cuales podrá percibir mensualmente el honorario de un consultor C IV de la Administración Pública Nacional (actualmente $2164).</text:span></text:p>
                  </text:list-item>
                </text:list>
              </text:list-item>
            </text:list>
            <text:list text:style-name="L5">
              <text:list-item>
                <text:list>
                  <text:list-item>
                    <text:p text:style-name="P15"><text:span text:style-name="T7">Equipamiento imprescindible </text:span></text:p>
                  </text:list-item>
                </text:list>
              </text:list-item>
            </text:list>
            <text:list text:style-name="L5">
              <text:list-item>
                <text:list>
                  <text:list-item>
                    <text:p text:style-name="P15"><text:span text:style-name="T7">Capacitación y reentrenamiento de recursos humanos</text:span></text:p>
                  </text:list-item>
                </text:list>
              </text:list-item>
            </text:list>
            <text:list text:style-name="L5">
              <text:list-item>
                <text:list>
                  <text:list-item>
                    <text:p text:style-name="P15"><text:span text:style-name="T7">Adquisición de licencias </text:span></text:p>
                  </text:list-item>
                </text:list>
              </text:list-item>
            </text:list>
            <text:list text:style-name="L5">
              <text:list-item>
                <text:list>
                  <text:list-item>
                    <text:p text:style-name="P15"><text:span text:style-name="T7">Insumos y/o materiales necesarios para llevar a cabo las actividades del proyecto.</text:span></text:p>
                  </text:list-item>
                </text:list>
              </text:list-item>
            </text:list>
            <text:list text:style-name="L5">
              <text:list-item>
                <text:list>
                  <text:list-item>
                    <text:p text:style-name="P15"><text:span text:style-name="T7">Consultorías y Recursos Humanos adicionales.</text:span></text:p>
                  </text:list-item>
                </text:list>
              </text:list-item>
            </text:list>
            <text:list text:style-name="L5">
              <text:list-item>
                <text:list>
                  <text:list-item>
                    <text:p text:style-name="P15"><text:span text:style-name="T7">Protección legal de los resultados.</text:span></text:p>
                  </text:list-item>
                </text:list>
              </text:list-item>
            </text:list>
            <text:list text:style-name="L5">
              <text:list-item>
                <text:list>
                  <text:list-item>
                    <text:p text:style-name="P15"><text:span text:style-name="T7">Puesta en el mercado del producto hasta un máximo de un 10% del total del proyecto</text:span></text:p>
                  </text:list-item>
                </text:list>
              </text:list-item>
            </text:list>
            <text:list text:style-name="L5">
              <text:list-item>
                <text:list>
                  <text:list-item>
                    <text:p text:style-name="P19"><text:span text:style-name="T7"/></text:p>
                  </text:list-item>
                </text:list>
              </text:list-item>
            </text:list>
          </draw:text-box>
        </draw:frame>
        <presentation:notes draw:style-name="dp2">
          <draw:page-thumbnail draw:layer="layout" svg:width="13.785cm" svg:height="10.341cm" svg:x="2.549cm" svg:y="2.068cm" draw:page-number="7"/>
          <draw:frame presentation:style-name="pr2" draw:text-style-name="P3" draw:layer="layout" svg:width="15.108cm" svg:height="12.411cm" svg:x="1.887cm" svg:y="13.1cm" presentation:class="notes" presentation:placeholder="true">
            <draw:text-box/>
          </draw:frame>
        </presentation:notes>
      </draw:page>
      <draw:page draw:name="page8" draw:style-name="dp1" draw:master-page-name="Title1" presentation:presentation-page-layout-name="AL2T1">
        <draw:frame presentation:style-name="pr4" draw:text-style-name="P2" draw:layer="layout" svg:width="23.301cm" svg:height="1.725cm" svg:x="2.098cm" svg:y="0cm" presentation:class="title" presentation:user-transformed="true">
          <draw:text-box>
            <text:p text:style-name="P9"><text:span text:style-name="T2">Subsidios para Nuevos Emprendedores</text:span></text:p>
          </draw:text-box>
        </draw:frame>
        <draw:frame presentation:style-name="pr5" draw:text-style-name="P12" draw:layer="layout" svg:width="22.86cm" svg:height="13.403cm" svg:x="1.27cm" svg:y="3.126cm" presentation:class="outline" presentation:user-transformed="true">
          <draw:text-box>
            <text:list text:style-name="L4">
              <text:list-item>
                <text:p text:style-name="P10"><text:span text:style-name="T5">Se reconocerá como contraparte</text:span><text:span text:style-name="T6">:</text:span></text:p>
              </text:list-item>
            </text:list>
            <text:list text:style-name="L5">
              <text:list-item>
                <text:list>
                  <text:list-item>
                    <text:p text:style-name="P11"><text:span text:style-name="T7">el % no retribuido del honorario de consultor C IV de cada emprendedor.</text:span></text:p>
                  </text:list-item>
                </text:list>
              </text:list-item>
            </text:list>
            <text:list text:style-name="L5">
              <text:list-item>
                <text:list>
                  <text:list-item>
                    <text:p text:style-name="P11"><text:span text:style-name="T7">Gastos generales de los beneficiarios.</text:span></text:p>
                  </text:list-item>
                </text:list>
              </text:list-item>
            </text:list>
            <text:list text:style-name="L5">
              <text:list-item>
                <text:list>
                  <text:list-item>
                    <text:p text:style-name="P11"><text:span text:style-name="T7">Otros aportes realizados por terceras partes, necesarios para la consecución de los objetivos del proyecto</text:span></text:p>
                  </text:list-item>
                </text:list>
              </text:list-item>
            </text:list>
            <text:list text:style-name="L5">
              <text:list-item>
                <text:list>
                  <text:list-item>
                    <text:p text:style-name="P20"><text:span text:style-name="T7"/></text:p>
                  </text:list-item>
                </text:list>
              </text:list-item>
            </text:list>
            <text:list text:style-name="L5">
              <text:list-item>
                <text:list>
                  <text:list-item>
                    <text:p text:style-name="P20"><text:span text:style-name="T7"/></text:p>
                  </text:list-item>
                </text:list>
              </text:list-item>
            </text:list>
          </draw:text-box>
        </draw:frame>
        <presentation:notes draw:style-name="dp2">
          <draw:page-thumbnail draw:layer="layout" svg:width="13.785cm" svg:height="10.341cm" svg:x="2.549cm" svg:y="2.068cm" draw:page-number="8"/>
          <draw:frame presentation:style-name="pr2" draw:text-style-name="P3" draw:layer="layout" svg:width="15.108cm" svg:height="12.411cm" svg:x="1.887cm" svg:y="13.1cm" presentation:class="notes" presentation:placeholder="true">
            <draw:text-box/>
          </draw:frame>
        </presentation:notes>
      </draw:page>
      <draw:page draw:name="page9" draw:style-name="dp1" draw:master-page-name="Title1" presentation:presentation-page-layout-name="AL3T10">
        <draw:frame presentation:style-name="pr4" draw:text-style-name="P2" draw:layer="layout" svg:width="22.86cm" svg:height="1.725cm" svg:x="1.27cm" svg:y="0cm" presentation:class="title" presentation:user-transformed="true">
          <draw:text-box>
            <text:p text:style-name="P9"><text:span text:style-name="T2">Subsidios para Nuevos Emprendedores</text:span></text:p>
          </draw:text-box>
        </draw:frame>
        <draw:frame presentation:style-name="pr7" draw:text-style-name="P12" draw:layer="layout" svg:width="11.218cm" svg:height="1.801cm" svg:x="1.27cm" svg:y="3.126cm" presentation:class="outline" presentation:user-transformed="true">
          <draw:text-box>
            <text:list text:style-name="L4">
              <text:list-item>
                <text:p text:style-name="P21"><text:span text:style-name="T12">Ejemplo</text:span><text:span text:style-name="T13">:</text:span></text:p>
              </text:list-item>
            </text:list>
          </draw:text-box>
        </draw:frame>
        <draw:g>
          <draw:custom-shape draw:style-name="gr8" draw:text-style-name="P6" draw:layer="layout" svg:width="5.9cm" svg:height="1.416cm" svg:x="18.6cm" svg:y="14.433cm">
            <text:p text:style-name="P22"><text:span text:style-name="T14">56.872</text:span></text:p>
            <draw:enhanced-geometry svg:viewBox="0 0 21600 21600" draw:type="rectangle" draw:enhanced-path="M 0 0 L 21600 0 21600 21600 0 21600 0 0 Z N"/>
          </draw:custom-shape>
          <draw:custom-shape draw:style-name="gr9" draw:text-style-name="P6" draw:layer="layout" svg:width="5.896cm" svg:height="1.416cm" svg:x="12.704cm" svg:y="14.433cm">
            <text:p text:style-name="P3"/>
            <draw:enhanced-geometry svg:viewBox="0 0 21600 21600" draw:type="rectangle" draw:enhanced-path="M 0 0 L 21600 0 21600 21600 0 21600 0 0 Z N"/>
          </draw:custom-shape>
          <draw:custom-shape draw:style-name="gr8" draw:text-style-name="P6" draw:layer="layout" svg:width="5.904cm" svg:height="1.416cm" svg:x="6.8cm" svg:y="14.433cm">
            <text:p text:style-name="P22"><text:span text:style-name="T14">56.000</text:span></text:p>
            <draw:enhanced-geometry svg:viewBox="0 0 21600 21600" draw:type="rectangle" draw:enhanced-path="M 0 0 L 21600 0 21600 21600 0 21600 0 0 Z N"/>
          </draw:custom-shape>
          <draw:custom-shape draw:style-name="gr8" draw:text-style-name="P6" draw:layer="layout" svg:width="5.9cm" svg:height="1.416cm" svg:x="0.9cm" svg:y="14.433cm">
            <text:p text:style-name="P22"><text:span text:style-name="T14">Total</text:span></text:p>
            <draw:enhanced-geometry svg:viewBox="0 0 21600 21600" draw:type="rectangle" draw:enhanced-path="M 0 0 L 21600 0 21600 21600 0 21600 0 0 Z N"/>
          </draw:custom-shape>
          <draw:custom-shape draw:style-name="gr9" draw:text-style-name="P6" draw:layer="layout" svg:width="5.9cm" svg:height="1.407cm" svg:x="18.6cm" svg:y="13.026cm">
            <text:p text:style-name="P3"/>
            <draw:enhanced-geometry svg:viewBox="0 0 21600 21600" draw:type="rectangle" draw:enhanced-path="M 0 0 L 21600 0 21600 21600 0 21600 0 0 Z N"/>
          </draw:custom-shape>
          <draw:custom-shape draw:style-name="gr9" draw:text-style-name="P6" draw:layer="layout" svg:width="5.896cm" svg:height="1.407cm" svg:x="12.704cm" svg:y="13.026cm">
            <text:p text:style-name="P3"/>
            <draw:enhanced-geometry svg:viewBox="0 0 21600 21600" draw:type="rectangle" draw:enhanced-path="M 0 0 L 21600 0 21600 21600 0 21600 0 0 Z N"/>
          </draw:custom-shape>
          <draw:custom-shape draw:style-name="gr8" draw:text-style-name="P6" draw:layer="layout" svg:width="5.904cm" svg:height="1.407cm" svg:x="6.8cm" svg:y="13.026cm">
            <text:p text:style-name="P22"><text:span text:style-name="T15">4.000</text:span></text:p>
            <draw:enhanced-geometry svg:viewBox="0 0 21600 21600" draw:type="rectangle" draw:enhanced-path="M 0 0 L 21600 0 21600 21600 0 21600 0 0 Z N"/>
          </draw:custom-shape>
          <draw:custom-shape draw:style-name="gr8" draw:text-style-name="P6" draw:layer="layout" svg:width="5.9cm" svg:height="1.407cm" svg:x="0.9cm" svg:y="13.026cm">
            <text:p text:style-name="P22"><text:span text:style-name="T15">Diseño gráfico</text:span></text:p>
            <draw:enhanced-geometry svg:viewBox="0 0 21600 21600" draw:type="rectangle" draw:enhanced-path="M 0 0 L 21600 0 21600 21600 0 21600 0 0 Z N"/>
          </draw:custom-shape>
          <draw:custom-shape draw:style-name="gr8" draw:text-style-name="P6" draw:layer="layout" svg:width="5.9cm" svg:height="1.777cm" svg:x="18.6cm" svg:y="11.249cm">
            <text:p text:style-name="P22"><text:span text:style-name="T15">2.000</text:span></text:p>
            <draw:enhanced-geometry svg:viewBox="0 0 21600 21600" draw:type="rectangle" draw:enhanced-path="M 0 0 L 21600 0 21600 21600 0 21600 0 0 Z N"/>
          </draw:custom-shape>
          <draw:custom-shape draw:style-name="gr8" draw:text-style-name="P6" draw:layer="layout" svg:width="5.896cm" svg:height="1.777cm" svg:x="12.704cm" svg:y="11.249cm">
            <text:p text:style-name="P22"><text:span text:style-name="T15">Gastos generales</text:span></text:p>
            <draw:enhanced-geometry svg:viewBox="0 0 21600 21600" draw:type="rectangle" draw:enhanced-path="M 0 0 L 21600 0 21600 21600 0 21600 0 0 Z N"/>
          </draw:custom-shape>
          <draw:custom-shape draw:style-name="gr8" draw:text-style-name="P6" draw:layer="layout" svg:width="5.904cm" svg:height="1.777cm" svg:x="6.8cm" svg:y="11.249cm">
            <text:p text:style-name="P22"><text:span text:style-name="T15">3.000</text:span></text:p>
            <draw:enhanced-geometry svg:viewBox="0 0 21600 21600" draw:type="rectangle" draw:enhanced-path="M 0 0 L 21600 0 21600 21600 0 21600 0 0 Z N"/>
          </draw:custom-shape>
          <draw:custom-shape draw:style-name="gr8" draw:text-style-name="P6" draw:layer="layout" svg:width="5.9cm" svg:height="1.777cm" svg:x="0.9cm" svg:y="11.249cm">
            <text:p text:style-name="P22"><text:span text:style-name="T16">2 PCs</text:span></text:p>
            <draw:enhanced-geometry svg:viewBox="0 0 21600 21600" draw:type="rectangle" draw:enhanced-path="M 0 0 L 21600 0 21600 21600 0 21600 0 0 Z N"/>
          </draw:custom-shape>
          <draw:custom-shape draw:style-name="gr8" draw:text-style-name="P6" draw:layer="layout" svg:width="5.9cm" svg:height="1.777cm" svg:x="18.6cm" svg:y="9.472cm">
            <text:p text:style-name="P22"><text:span text:style-name="T15">26.936</text:span></text:p>
            <draw:enhanced-geometry svg:viewBox="0 0 21600 21600" draw:type="rectangle" draw:enhanced-path="M 0 0 L 21600 0 21600 21600 0 21600 0 0 Z N"/>
          </draw:custom-shape>
          <draw:custom-shape draw:style-name="gr8" draw:text-style-name="P6" draw:layer="layout" svg:width="5.896cm" svg:height="1.777cm" svg:x="12.704cm" svg:y="9.472cm">
            <text:p text:style-name="P22"><text:span text:style-name="T15">24 x C IV – Honorario E2</text:span></text:p>
            <draw:enhanced-geometry svg:viewBox="0 0 21600 21600" draw:type="rectangle" draw:enhanced-path="M 0 0 L 21600 0 21600 21600 0 21600 0 0 Z N"/>
          </draw:custom-shape>
          <draw:custom-shape draw:style-name="gr8" draw:text-style-name="P6" draw:layer="layout" svg:width="5.904cm" svg:height="1.777cm" svg:x="6.8cm" svg:y="9.472cm">
            <text:p text:style-name="P22"><text:span text:style-name="T15">25.000</text:span></text:p>
            <draw:enhanced-geometry svg:viewBox="0 0 21600 21600" draw:type="rectangle" draw:enhanced-path="M 0 0 L 21600 0 21600 21600 0 21600 0 0 Z N"/>
          </draw:custom-shape>
          <draw:custom-shape draw:style-name="gr8" draw:text-style-name="P6" draw:layer="layout" svg:width="5.9cm" svg:height="1.777cm" svg:x="0.9cm" svg:y="9.472cm">
            <text:p text:style-name="P22"><text:span text:style-name="T15">24 x Honorario E2</text:span></text:p>
            <draw:enhanced-geometry svg:viewBox="0 0 21600 21600" draw:type="rectangle" draw:enhanced-path="M 0 0 L 21600 0 21600 21600 0 21600 0 0 Z N"/>
          </draw:custom-shape>
          <draw:custom-shape draw:style-name="gr8" draw:text-style-name="P6" draw:layer="layout" svg:width="5.9cm" svg:height="1.931cm" svg:x="18.6cm" svg:y="7.541cm">
            <text:p text:style-name="P22"><text:span text:style-name="T15">27.936</text:span></text:p>
            <draw:enhanced-geometry svg:viewBox="0 0 21600 21600" draw:type="rectangle" draw:enhanced-path="M 0 0 L 21600 0 21600 21600 0 21600 0 0 Z N"/>
          </draw:custom-shape>
          <draw:custom-shape draw:style-name="gr8" draw:text-style-name="P6" draw:layer="layout" svg:width="5.896cm" svg:height="1.931cm" svg:x="12.704cm" svg:y="7.541cm">
            <text:p text:style-name="P22"><text:span text:style-name="T15">24 x C IV – Honorario E1 </text:span></text:p>
            <draw:enhanced-geometry svg:viewBox="0 0 21600 21600" draw:type="rectangle" draw:enhanced-path="M 0 0 L 21600 0 21600 21600 0 21600 0 0 Z N"/>
          </draw:custom-shape>
          <draw:custom-shape draw:style-name="gr8" draw:text-style-name="P6" draw:layer="layout" svg:width="5.904cm" svg:height="1.931cm" svg:x="6.8cm" svg:y="7.541cm">
            <text:p text:style-name="P22"><text:span text:style-name="T15">24.000</text:span></text:p>
            <draw:enhanced-geometry svg:viewBox="0 0 21600 21600" draw:type="rectangle" draw:enhanced-path="M 0 0 L 21600 0 21600 21600 0 21600 0 0 Z N"/>
          </draw:custom-shape>
          <draw:custom-shape draw:style-name="gr8" draw:text-style-name="P6" draw:layer="layout" svg:width="5.9cm" svg:height="1.931cm" svg:x="0.9cm" svg:y="7.541cm">
            <text:p text:style-name="P22"><text:span text:style-name="T15">24 x Honorario E1</text:span></text:p>
            <draw:enhanced-geometry svg:viewBox="0 0 21600 21600" draw:type="rectangle" draw:enhanced-path="M 0 0 L 21600 0 21600 21600 0 21600 0 0 Z N"/>
          </draw:custom-shape>
          <draw:custom-shape draw:style-name="gr8" draw:text-style-name="P6" draw:layer="layout" svg:width="5.9cm" svg:height="1.416cm" svg:x="18.6cm" svg:y="6.125cm">
            <text:p text:style-name="P22"><text:span text:style-name="T14">Contraparte</text:span></text:p>
            <draw:enhanced-geometry svg:viewBox="0 0 21600 21600" draw:type="rectangle" draw:enhanced-path="M 0 0 L 21600 0 21600 21600 0 21600 0 0 Z N"/>
          </draw:custom-shape>
          <draw:custom-shape draw:style-name="gr9" draw:text-style-name="P6" draw:layer="layout" svg:width="5.896cm" svg:height="1.416cm" svg:x="12.704cm" svg:y="6.125cm">
            <text:p text:style-name="P3"/>
            <draw:enhanced-geometry svg:viewBox="0 0 21600 21600" draw:type="rectangle" draw:enhanced-path="M 0 0 L 21600 0 21600 21600 0 21600 0 0 Z N"/>
          </draw:custom-shape>
          <draw:custom-shape draw:style-name="gr8" draw:text-style-name="P6" draw:layer="layout" svg:width="5.904cm" svg:height="1.416cm" svg:x="6.8cm" svg:y="6.125cm">
            <text:p text:style-name="P22"><text:span text:style-name="T14">FONSOFT</text:span></text:p>
            <draw:enhanced-geometry svg:viewBox="0 0 21600 21600" draw:type="rectangle" draw:enhanced-path="M 0 0 L 21600 0 21600 21600 0 21600 0 0 Z N"/>
          </draw:custom-shape>
          <draw:custom-shape draw:style-name="gr9" draw:text-style-name="P6" draw:layer="layout" svg:width="5.9cm" svg:height="1.416cm" svg:x="0.9cm" svg:y="6.125cm">
            <text:p text:style-name="P3"/>
            <draw:enhanced-geometry svg:viewBox="0 0 21600 21600" draw:type="rectangle" draw:enhanced-path="M 0 0 L 21600 0 21600 21600 0 21600 0 0 Z N"/>
          </draw:custom-shape>
          <draw:line draw:style-name="gr10" draw:text-style-name="P4" draw:layer="layout" svg:x1="0.9cm" svg:y1="6.125cm" svg:x2="24.5cm" svg:y2="6.125cm">
            <text:p text:style-name="P3"/>
          </draw:line>
          <draw:line draw:style-name="gr11" draw:text-style-name="P4" draw:layer="layout" svg:x1="0.9cm" svg:y1="7.541cm" svg:x2="24.5cm" svg:y2="7.541cm">
            <text:p text:style-name="P3"/>
          </draw:line>
          <draw:line draw:style-name="gr11" draw:text-style-name="P4" draw:layer="layout" svg:x1="0.9cm" svg:y1="9.472cm" svg:x2="24.5cm" svg:y2="9.472cm">
            <text:p text:style-name="P3"/>
          </draw:line>
          <draw:line draw:style-name="gr11" draw:text-style-name="P4" draw:layer="layout" svg:x1="0.9cm" svg:y1="11.249cm" svg:x2="24.5cm" svg:y2="11.249cm">
            <text:p text:style-name="P3"/>
          </draw:line>
          <draw:line draw:style-name="gr11" draw:text-style-name="P4" draw:layer="layout" svg:x1="0.9cm" svg:y1="13.026cm" svg:x2="24.5cm" svg:y2="13.026cm">
            <text:p text:style-name="P3"/>
          </draw:line>
          <draw:line draw:style-name="gr11" draw:text-style-name="P4" draw:layer="layout" svg:x1="0.9cm" svg:y1="14.433cm" svg:x2="24.5cm" svg:y2="14.433cm">
            <text:p text:style-name="P3"/>
          </draw:line>
          <draw:line draw:style-name="gr10" draw:text-style-name="P4" draw:layer="layout" svg:x1="0.9cm" svg:y1="15.849cm" svg:x2="24.5cm" svg:y2="15.849cm">
            <text:p text:style-name="P3"/>
          </draw:line>
          <draw:line draw:style-name="gr10" draw:text-style-name="P4" draw:layer="layout" svg:x1="0.9cm" svg:y1="6.125cm" svg:x2="0.9cm" svg:y2="15.849cm">
            <text:p text:style-name="P3"/>
          </draw:line>
          <draw:line draw:style-name="gr11" draw:text-style-name="P4" draw:layer="layout" svg:x1="6.8cm" svg:y1="6.125cm" svg:x2="6.8cm" svg:y2="15.849cm">
            <text:p text:style-name="P3"/>
          </draw:line>
          <draw:line draw:style-name="gr11" draw:text-style-name="P4" draw:layer="layout" svg:x1="18.6cm" svg:y1="6.125cm" svg:x2="18.6cm" svg:y2="15.849cm">
            <text:p text:style-name="P3"/>
          </draw:line>
          <draw:line draw:style-name="gr10" draw:text-style-name="P4" draw:layer="layout" svg:x1="24.5cm" svg:y1="6.125cm" svg:x2="24.5cm" svg:y2="15.849cm">
            <text:p text:style-name="P3"/>
          </draw:line>
          <draw:line draw:style-name="gr10" draw:text-style-name="P4" draw:layer="layout" svg:x1="12.704cm" svg:y1="6.125cm" svg:x2="12.704cm" svg:y2="15.849cm">
            <text:p text:style-name="P3"/>
          </draw:line>
        </draw:g>
        <presentation:notes draw:style-name="dp2">
          <draw:page-thumbnail draw:layer="layout" svg:width="13.785cm" svg:height="10.341cm" svg:x="2.549cm" svg:y="2.068cm" draw:page-number="9"/>
          <draw:frame presentation:style-name="pr2" draw:text-style-name="P3" draw:layer="layout" svg:width="15.108cm" svg:height="12.411cm" svg:x="1.887cm" svg:y="13.1cm" presentation:class="notes" presentation:placeholder="true">
            <draw:text-box/>
          </draw:frame>
        </presentation:notes>
      </draw:page>
      <draw:page draw:name="page10" draw:style-name="dp1" draw:master-page-name="Title1" presentation:presentation-page-layout-name="AL2T1">
        <draw:frame presentation:style-name="pr4" draw:text-style-name="P2" draw:layer="layout" svg:width="23.301cm" svg:height="1.725cm" svg:x="2.098cm" svg:y="0cm" presentation:class="title" presentation:user-transformed="true">
          <draw:text-box>
            <text:p text:style-name="P9"><text:span text:style-name="T2">Subsidios para Nuevos Emprendedores</text:span></text:p>
          </draw:text-box>
        </draw:frame>
        <draw:frame presentation:style-name="pr5" draw:text-style-name="P12" draw:layer="layout" svg:width="22.86cm" svg:height="13.403cm" svg:x="1.27cm" svg:y="3.126cm" presentation:class="outline" presentation:user-transformed="true">
          <draw:text-box>
            <text:list text:style-name="L4">
              <text:list-item>
                <text:p text:style-name="P23"><text:span text:style-name="T7">Se priorizarán los proyectos presentados por un grupo interdisciplinario.</text:span></text:p>
              </text:list-item>
            </text:list>
            <text:list text:style-name="L4">
              <text:list-item>
                <text:p text:style-name="P24"><text:span text:style-name="T7"/></text:p>
              </text:list-item>
            </text:list>
            <text:list text:style-name="L4">
              <text:list-item>
                <text:p text:style-name="P23"><text:span text:style-name="T7">Se priorizarán proyectos destinados a áreas estratégicas (Videojuegos, Agroindustria, Informática industrial, Bioinformática, Medicina y salud, Telefonía inalámbrica y celular, Internet inalámbrica y móvil, Seguridad, Gobierno electrónico, GIS, Procesamiento de imágenes y señales, Turismo).</text:span></text:p>
              </text:list-item>
            </text:list>
            <text:list text:style-name="L4">
              <text:list-item>
                <text:p text:style-name="P24"><text:span text:style-name="T7"/></text:p>
              </text:list-item>
            </text:list>
            <text:list text:style-name="L4">
              <text:list-item>
                <text:p text:style-name="P23"><text:span text:style-name="T7">Se priorizará el grado de innovación.</text:span></text:p>
              </text:list-item>
            </text:list>
            <text:list text:style-name="L4">
              <text:list-item>
                <text:p text:style-name="P24"><text:span text:style-name="T7"/></text:p>
              </text:list-item>
            </text:list>
            <text:list text:style-name="L4">
              <text:list-item>
                <text:p text:style-name="P23"><text:span text:style-name="T7">Fecha límite de la presentación: 12 de diciembre de 2007 a las 12 horas.</text:span></text:p>
              </text:list-item>
            </text:list>
          </draw:text-box>
        </draw:frame>
        <presentation:notes draw:style-name="dp2">
          <draw:page-thumbnail draw:layer="layout" svg:width="13.785cm" svg:height="10.341cm" svg:x="2.549cm" svg:y="2.068cm" draw:page-number="10"/>
          <draw:frame presentation:style-name="pr2" draw:text-style-name="P3" draw:layer="layout" svg:width="15.108cm" svg:height="12.411cm" svg:x="1.887cm" svg:y="13.1cm" presentation:class="notes" presentation:placeholder="true">
            <draw:text-box/>
          </draw:frame>
        </presentation:notes>
      </draw:page>
      <draw:page draw:name="page11" draw:style-name="dp1" draw:master-page-name="Title1" presentation:presentation-page-layout-name="AL2T1">
        <draw:custom-shape draw:style-name="gr2" draw:text-style-name="P6" draw:layer="layout" svg:width="25.4cm" svg:height="1.451cm" svg:x="0cm" svg:y="0cm">
          <text:p text:style-name="P5"><text:span text:style-name="T2">Preguntas y Respuestas (I)</text:span></text:p>
          <draw:enhanced-geometry svg:viewBox="0 0 21600 21600" draw:type="mso-spt202" draw:enhanced-path="M 0 0 L 21600 0 21600 21600 0 21600 0 0 Z N"/>
        </draw:custom-shape>
        <draw:custom-shape draw:style-name="gr2" draw:text-style-name="P6" draw:layer="layout" svg:width="23.102cm" svg:height="14.796cm" svg:x="1.301cm" svg:y="2.522cm">
          <text:list text:style-name="L7">
            <text:list-item>
              <text:p text:id="id5" text:style-name="P25"><text:span text:style-name="T17">¿Mi empresa cumplirá 24 meses a fines de septiembre de este año? ¿Es elegible para la promoción?</text:span></text:p>
            </text:list-item>
          </text:list>
          <text:list text:style-name="L7">
            <text:list-item>
              <text:p text:id="id6" text:style-name="P26"><text:span text:style-name="T4"><text:tab/></text:span><text:span text:style-name="T4"><text:tab/></text:span><text:span text:style-name="T18">No es elegible, debe cumplir 24 meses al momento del cierre de la convocatoria</text:span><text:span text:style-name="T4">.</text:span></text:p>
            </text:list-item>
          </text:list>
          <text:list text:style-name="L7">
            <text:list-item>
              <text:p text:id="id7" text:style-name="P25"><text:span text:style-name="T17">¿La condición de la cantidad de meses que figura en las bases es sólo para empresas? ¿Como monotributista no importa la cantidad de meses?</text:span></text:p>
            </text:list-item>
          </text:list>
          <text:list text:style-name="L7">
            <text:list-item>
              <text:p text:id="id8" text:style-name="P26"><text:span text:style-name="T4"><text:tab/></text:span><text:span text:style-name="T4"><text:tab/></text:span><text:span text:style-name="T18">La restricción temporal de 24 meses no se aplica a monotributistas de las categorías A … E, F … J.</text:span></text:p>
            </text:list-item>
          </text:list>
          <text:list text:style-name="L7">
            <text:list-item>
              <text:p text:id="id9" text:style-name="P25"><text:span text:style-name="T17">¿Puedo aportar como contraparte bienes materiales propios adquiridos con anterioridad? </text:span></text:p>
            </text:list-item>
          </text:list>
          <text:list text:style-name="L7">
            <text:list-item>
              <text:p text:id="id10" text:style-name="P26"><text:span text:style-name="T4"><text:tab/></text:span><text:span text:style-name="T4"><text:tab/></text:span><text:span text:style-name="T18">NO. Tampoco son elegibles otros gastos figurativos.</text:span></text:p>
            </text:list-item>
          </text:list>
          <text:list text:style-name="L7">
            <text:list-item>
              <text:p text:id="id11" text:style-name="P25"><text:span text:style-name="T17">¿Cómo demuestro la cantidad de horas dedicadas al proyecto?</text:span></text:p>
            </text:list-item>
          </text:list>
          <text:list text:style-name="L7">
            <text:list-item>
              <text:p text:id="id12" text:style-name="P26"><text:span text:style-name="T4"><text:tab/></text:span><text:span text:style-name="T4"><text:tab/></text:span><text:span text:style-name="T18">Se trata de una actividad tasada. La evaluación técnica decide la razonabilidad de la dedicación informada.</text:span></text:p>
            </text:list-item>
          </text:list>
          <text:list text:style-name="L8">
            <text:list-item>
              <text:p text:style-name="P27"><text:span text:style-name="T18"/></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layer="layout" svg:width="13.833cm" svg:height="10.376cm" svg:x="2.505cm" svg:y="2.117cm" draw:page-number="11"/>
          <draw:frame presentation:style-name="pr3" draw:text-style-name="P3" draw:layer="layout" svg:width="15.108cm" svg:height="12.411cm" svg:x="1.887cm" svg:y="13.1cm" presentation:class="notes" presentation:placeholder="true">
            <draw:text-box/>
          </draw:frame>
        </presentation:notes>
      </draw:page>
      <draw:page draw:name="page12" draw:style-name="dp1" draw:master-page-name="Title1" presentation:presentation-page-layout-name="AL2T1">
        <draw:custom-shape draw:style-name="gr2" draw:text-style-name="P6" draw:layer="layout" svg:width="25.4cm" svg:height="1.451cm" svg:x="0cm" svg:y="0cm">
          <text:p text:style-name="P5"><text:span text:style-name="T2">Preguntas y Respuestas (II)</text:span></text:p>
          <draw:enhanced-geometry svg:viewBox="0 0 21600 21600" draw:type="mso-spt202" draw:enhanced-path="M 0 0 L 21600 0 21600 21600 0 21600 0 0 Z N"/>
        </draw:custom-shape>
        <draw:custom-shape draw:style-name="gr2" draw:text-style-name="P6" draw:layer="layout" svg:width="23.102cm" svg:height="17.361cm" svg:x="1.301cm" svg:y="2.125cm">
          <text:list text:style-name="L7">
            <text:list-item>
              <text:p text:id="id13" text:style-name="P25"><text:span text:style-name="T17">¿Puede una persona presentarse en más de un proyecto? </text:span></text:p>
            </text:list-item>
          </text:list>
          <text:list text:style-name="L7">
            <text:list-item>
              <text:p text:id="id14" text:style-name="P26"><text:span text:style-name="T4"><text:tab/></text:span><text:span text:style-name="T4"><text:tab/></text:span><text:span text:style-name="T18">NO.</text:span></text:p>
            </text:list-item>
          </text:list>
          <text:list text:style-name="L7">
            <text:list-item>
              <text:p text:id="id15" text:style-name="P25"><text:span text:style-name="T17">¿Cuántos proyectos por empresa?</text:span></text:p>
            </text:list-item>
          </text:list>
          <text:list text:style-name="L7">
            <text:list-item>
              <text:p text:id="id16" text:style-name="P26"><text:span text:style-name="T4"><text:tab/></text:span><text:span text:style-name="T4"><text:tab/></text:span><text:span text:style-name="T18">Sólo uno.</text:span></text:p>
            </text:list-item>
          </text:list>
          <text:list text:style-name="L7">
            <text:list-item>
              <text:p text:id="id17" text:style-name="P25"><text:span text:style-name="T17">¿Cuántas empresas por proyecto? </text:span></text:p>
            </text:list-item>
          </text:list>
          <text:list text:style-name="L7">
            <text:list-item>
              <text:p text:id="id18" text:style-name="P26"><text:span text:style-name="T4"><text:tab/></text:span><text:span text:style-name="T4"><text:tab/></text:span><text:span text:style-name="T18">Sólo una</text:span><text:span text:style-name="T19">.</text:span></text:p>
            </text:list-item>
          </text:list>
          <text:list text:style-name="L7">
            <text:list-item>
              <text:p text:id="id19" text:style-name="P25"><text:span text:style-name="T17">¿Existe acción contra la primera mitad del beneficio en caso de incumplimiento?</text:span></text:p>
            </text:list-item>
          </text:list>
          <text:list text:style-name="L7">
            <text:list-item>
              <text:p text:id="id20" text:style-name="P26"><text:span text:style-name="T4"><text:tab/></text:span><text:span text:style-name="T4"><text:tab/></text:span><text:span text:style-name="T18">Si el subsidio está correctamente rendido, y se rescinde por falta de viabilidad del mismo, no hay acción. Pero sí habrá acción si el subsidio no es rendido correctamente.</text:span></text:p>
            </text:list-item>
          </text:list>
          <text:list text:style-name="L7">
            <text:list-item>
              <text:p text:id="id21" text:style-name="P25"><text:span text:style-name="T20">¿Qué sucede si existe otro financiamiento para el mismo proyecto de otra fuente? ¿Se rechaza automáticamente el proyecto?</text:span></text:p>
            </text:list-item>
          </text:list>
          <text:list text:style-name="L7">
            <text:list-item>
              <text:p text:id="id22" text:style-name="P26"><text:span text:style-name="T21"><text:tab/></text:span><text:span text:style-name="T21"><text:tab/></text:span><text:span text:style-name="T22">El proyecto no se rechaza, pero se debe informar qué partes del mismo han sido subsidiadas para no duplicar el subsidio.</text:span></text:p>
            </text:list-item>
          </text:list>
          <text:list text:style-name="L8">
            <text:list-item>
              <text:p text:style-name="P27"><text:span text:style-name="T18"/></text:p>
            </text:list-item>
          </text:list>
          <text:list text:style-name="L7">
            <text:list-item>
              <text:p text:style-name="P27"><text:span text:style-name="T4"/></text:p>
            </text:list-item>
          </text:list>
          <text:list text:style-name="L7">
            <text:list-item>
              <text:p text:style-name="P27"><text:span text:style-name="T4"/></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layer="layout" svg:width="13.833cm" svg:height="10.376cm" svg:x="2.505cm" svg:y="2.117cm" draw:page-number="12"/>
          <draw:frame presentation:style-name="pr3" draw:text-style-name="P3" draw:layer="layout" svg:width="15.108cm" svg:height="12.411cm" svg:x="1.887cm" svg:y="13.1cm" presentation:class="notes" presentation:placeholder="true">
            <draw:text-box/>
          </draw:frame>
        </presentation:notes>
      </draw:page>
      <draw:page draw:name="page13" draw:style-name="dp1" draw:master-page-name="Title1" presentation:presentation-page-layout-name="AL2T1">
        <draw:custom-shape draw:style-name="gr2" draw:text-style-name="P6" draw:layer="layout" svg:width="25.4cm" svg:height="1.451cm" svg:x="0cm" svg:y="0cm">
          <text:p text:style-name="P5"><text:span text:style-name="T2">Preguntas y Respuestas (III)</text:span></text:p>
          <draw:enhanced-geometry svg:viewBox="0 0 21600 21600" draw:type="mso-spt202" draw:enhanced-path="M 0 0 L 21600 0 21600 21600 0 21600 0 0 Z N"/>
        </draw:custom-shape>
        <draw:custom-shape draw:style-name="gr2" draw:text-style-name="P6" draw:layer="layout" svg:width="23.102cm" svg:height="15.651cm" svg:x="1.301cm" svg:y="2.125cm">
          <text:list text:style-name="L7">
            <text:list-item>
              <text:p text:id="id23" text:style-name="P25"><text:span text:style-name="T17">¿Se reconocen gastos de formulación del proyecto? </text:span></text:p>
            </text:list-item>
          </text:list>
          <text:list text:style-name="L7">
            <text:list-item>
              <text:p text:id="id24" text:style-name="P26"><text:span text:style-name="T4"><text:tab/></text:span><text:span text:style-name="T4"><text:tab/></text:span><text:span text:style-name="T18">Se reconocen como gastos administrativos, y por lo tanto a contraparte, por un valor razonable, no mayor a $3.000.</text:span></text:p>
            </text:list-item>
          </text:list>
          <text:list text:style-name="L7">
            <text:list-item>
              <text:p text:id="id25" text:style-name="P25"><text:span text:style-name="T17">¿En el proyecto pueden participar personas sin CUIT?</text:span></text:p>
            </text:list-item>
          </text:list>
          <text:list text:style-name="L7">
            <text:list-item>
              <text:p text:id="id26" text:style-name="P26"><text:span text:style-name="T4"><text:tab/></text:span><text:span text:style-name="T4"><text:tab/></text:span><text:span text:style-name="T18">Para la presentación del proyecto no hace falta tener CUIT. En el momento de la ejecución del proyecto se necesita poder facturar para que se impute el gasto. Si el beneficiario es una empresa, puede tener recursos humanos propios que no facturan, pero entonces tienen que tener CUIL y estar registrados como empleados de la empresa.</text:span></text:p>
            </text:list-item>
          </text:list>
          <text:list text:style-name="L7">
            <text:list-item>
              <text:p text:id="id27" text:style-name="P25"><text:span text:style-name="T17">¿Es necesario registrar/patentar el código? </text:span></text:p>
            </text:list-item>
          </text:list>
          <text:list text:style-name="L7">
            <text:list-item>
              <text:p text:id="id28" text:style-name="P26"><text:span text:style-name="T4"><text:tab/></text:span><text:span text:style-name="T4"><text:tab/></text:span><text:span text:style-name="T18">El registro y/o patentamiento no es requisito</text:span><text:span text:style-name="T19">.</text:span></text:p>
            </text:list-item>
          </text:list>
          <text:list text:style-name="L7">
            <text:list-item>
              <text:p text:id="id29" text:style-name="P25"><text:span text:style-name="T17"><text:s text:c="2"/></text:span><text:span text:style-name="T17">¿Pueden financiarme el desarrollo de una página Web? </text:span></text:p>
            </text:list-item>
          </text:list>
          <text:list text:style-name="L7">
            <text:list-item>
              <text:p text:id="id30" text:style-name="P26"><text:span text:style-name="T17"><text:tab/></text:span><text:span text:style-name="T18">Se financiará este desarrollo siempre que además incluya el desarrollo de algún servicio brindado por esa página, por ejemplo en la modalidad ASP.</text:span></text:p>
            </text:list-item>
          </text:list>
          <text:list text:style-name="L8">
            <text:list-item>
              <text:p text:style-name="P27"><text:span text:style-name="T18"/></text:p>
            </text:list-item>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layer="layout" svg:width="13.833cm" svg:height="10.376cm" svg:x="2.505cm" svg:y="2.117cm" draw:page-number="13"/>
          <draw:frame presentation:style-name="pr3" draw:text-style-name="P3" draw:layer="layout" svg:width="15.108cm" svg:height="12.411cm" svg:x="1.887cm" svg:y="13.1cm" presentation:class="notes" presentation:placeholder="true">
            <draw:text-box/>
          </draw:frame>
        </presentation:notes>
      </draw:page>
      <draw:page draw:name="page14"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25.4cm" svg:height="1.451cm" svg:x="0cm" svg:y="0.481cm">
          <text:p text:style-name="P28"><text:span text:style-name="T2">Qué es software </text:span><text:span text:style-name="T23">(decreto reglamentario 1594/04)</text:span></text:p>
          <draw:enhanced-geometry svg:viewBox="0 0 21600 21600" draw:type="mso-spt202" draw:enhanced-path="M 0 0 L 21600 0 21600 21600 0 21600 0 0 Z N"/>
        </draw:custom-shape>
        <draw:custom-shape draw:style-name="gr12" draw:text-style-name="P29" draw:layer="layout" svg:width="23.102cm" svg:height="12.231cm" svg:x="1.301cm" svg:y="3.043cm">
          <text:list text:style-name="L9">
            <text:list-item>
              <text:p text:id="id31" text:style-name="P25"><text:span text:style-name="T21">Desarrollo y puesta a punto de productos de software originales registrables como obra inédita o editada elaborados en el país, o primera registración, en los términos de la Ley N° 11.723.</text:span></text:p>
            </text:list-item>
          </text:list>
          <text:list text:style-name="L9" text:continue-numbering="true">
            <text:list-item>
              <text:p text:id="id32" text:style-name="P25"><text:span text:style-name="T21">Implementación y puesta a punto a terceras personas de productos de software propios o creados por terceros, de productos registrados en las condiciones descriptas en el inciso a).</text:span></text:p>
            </text:list-item>
          </text:list>
          <text:list text:style-name="L9" text:continue-numbering="true">
            <text:list-item>
              <text:p text:id="id33" text:style-name="P25"><text:span text:style-name="T21">Desarrollo de partes de sistemas, módulos, rutinas, procedimientos, documentación y otros que estén destinados para sí o para ser provistos a terceros, siempre que se trate de desarrollos integrables o complementarios a productos de software registrables en las condiciones del inciso a).</text:span></text:p>
            </text:list-item>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layer="layout" svg:width="13.833cm" svg:height="10.376cm" svg:x="2.505cm" svg:y="2.117cm" draw:page-number="14"/>
          <draw:frame presentation:style-name="pr3" draw:text-style-name="P3" draw:layer="layout" svg:width="15.108cm" svg:height="12.411cm" svg:x="1.887cm" svg:y="13.1cm" presentation:class="notes" presentation:placeholder="true">
            <draw:text-box/>
          </draw:frame>
        </presentation:notes>
      </draw:page>
      <draw:page draw:name="page15"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25.4cm" svg:height="1.451cm" svg:x="0cm" svg:y="0.481cm">
          <text:p text:style-name="P28"><text:span text:style-name="T2">Qué es software </text:span><text:span text:style-name="T23">(decreto reglamentario 1594/04)</text:span></text:p>
          <draw:enhanced-geometry svg:viewBox="0 0 21600 21600" draw:type="mso-spt202" draw:enhanced-path="M 0 0 L 21600 0 21600 21600 0 21600 0 0 Z N"/>
        </draw:custom-shape>
        <draw:custom-shape draw:style-name="gr2" draw:text-style-name="P6" draw:layer="layout" svg:width="22.436cm" svg:height="10.378cm" svg:x="1.967cm" svg:y="3.043cm">
          <text:list text:style-name="L10">
            <text:list-item>
              <text:p text:id="id34" text:style-name="P25"><text:span text:style-name="T21">Desarrollo de software a medida, cuando esta actividad permita distinguir la creación de valor agregado, aun cuando en los contratos respectivos se ceda la propiedad intelectual a terceros.</text:span></text:p>
            </text:list-item>
          </text:list>
          <text:list text:style-name="L10" text:continue-numbering="true">
            <text:list-item>
              <text:p text:id="id35" text:style-name="P25"><text:span text:style-name="T21">Servicios informáticos de valor agregado orientados a mejorar la seguridad de equipos y redes, la confiabilidad de programas y sistemas de software, la calidad de los sistemas y datos y la administración de la información y el conocimiento en las organizaciones, entre otros.</text:span></text:p>
            </text:list-item>
          </text:list>
          <text:list text:style-name="L11">
            <text:list-item>
              <text:p text:style-name="P27"/>
            </text:list-item>
          </text:list>
          <text:list text:style-name="L12">
            <text:list-item>
              <text:p text:style-name="P27"><text:span text:style-name="T4"/></text:p>
            </text:list-item>
          </text:list>
          <text:list text:style-name="L12">
            <text:list-item>
              <text:p text:style-name="P27"><text:span text:style-name="T4"/></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layer="layout" svg:width="13.833cm" svg:height="10.376cm" svg:x="2.505cm" svg:y="2.117cm" draw:page-number="15"/>
          <draw:frame presentation:style-name="pr3" draw:text-style-name="P3" draw:layer="layout" svg:width="15.108cm" svg:height="12.411cm" svg:x="1.887cm" svg:y="13.1cm" presentation:class="notes" presentation:placeholder="true">
            <draw:text-box/>
          </draw:frame>
        </presentation:notes>
      </draw:page>
      <draw:page draw:name="page16"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25.4cm" svg:height="1.451cm" svg:x="0cm" svg:y="0.481cm">
          <text:p text:style-name="P28"><text:span text:style-name="T2">Qué es software </text:span><text:span text:style-name="T23">(decreto reglamentario 1594/04)</text:span></text:p>
          <draw:enhanced-geometry svg:viewBox="0 0 21600 21600" draw:type="mso-spt202" draw:enhanced-path="M 0 0 L 21600 0 21600 21600 0 21600 0 0 Z N"/>
        </draw:custom-shape>
        <draw:custom-shape draw:style-name="gr2" draw:text-style-name="P6" draw:layer="layout" svg:width="22.436cm" svg:height="13.086cm" svg:x="1.967cm" svg:y="3.043cm">
          <text:list text:style-name="L13">
            <text:list-item>
              <text:p text:style-name="P27"><text:span text:style-name="T24"/></text:p>
            </text:list-item>
          </text:list>
          <text:list text:style-name="L14">
            <text:list-item>
              <text:p text:id="id36" text:style-name="P25"><text:span text:style-name="T21">Desarrollo de productos y servicios de software, existentes o que se creen en el futuro, que se apliquen efectivamente a actividades tales como "e-learning", marketing interactivo, "e-commerce", Servicio de Provisión de Aplicaciones (ASP), edición y publicación electrónica de información, y otros, siempre que se encuentren formando parte integrante de una oferta informática integrada, y agreguen valor a la misma. En este caso, así como en los incisos d) y e), la Autoridad de Aplicación podrá dictar las normas aclaratorias que resultaren necesarias a los fines de delimitar el perfil de actividades comprendidas.</text:span></text:p>
            </text:list-item>
          </text:list>
          <text:list text:style-name="L11" text:continue-numbering="true">
            <text:list-item>
              <text:p text:style-name="P27"><text:span text:style-name="T21"/></text:p>
            </text:list-item>
          </text:list>
          <text:list text:style-name="L12">
            <text:list-item>
              <text:p text:style-name="P27"><text:span text:style-name="T21"/></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layer="layout" svg:width="13.833cm" svg:height="10.376cm" svg:x="2.505cm" svg:y="2.117cm" draw:page-number="16"/>
          <draw:frame presentation:style-name="pr3" draw:text-style-name="P3" draw:layer="layout" svg:width="15.108cm" svg:height="12.411cm" svg:x="1.887cm" svg:y="13.1cm" presentation:class="notes" presentation:placeholder="true">
            <draw:text-box/>
          </draw:frame>
        </presentation:notes>
      </draw:page>
      <draw:page draw:name="page17"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25.4cm" svg:height="1.451cm" svg:x="0cm" svg:y="0.481cm">
          <text:p text:style-name="P28"><text:span text:style-name="T2">Qué es software </text:span><text:span text:style-name="T23">(decreto reglamentario 1594/04)</text:span></text:p>
          <draw:enhanced-geometry svg:viewBox="0 0 21600 21600" draw:type="mso-spt202" draw:enhanced-path="M 0 0 L 21600 0 21600 21600 0 21600 0 0 Z N"/>
        </draw:custom-shape>
        <draw:custom-shape draw:style-name="gr2" draw:text-style-name="P6" draw:layer="layout" svg:width="22.436cm" svg:height="11.376cm" svg:x="1.967cm" svg:y="3.043cm">
          <text:list text:style-name="L13">
            <text:list-item>
              <text:p text:style-name="P27"><text:span text:style-name="T24"/></text:p>
            </text:list-item>
          </text:list>
          <text:list text:style-name="L15">
            <text:list-item>
              <text:p text:style-name="P27"><text:span text:style-name="T24"/></text:p>
            </text:list-item>
          </text:list>
          <text:list text:style-name="L14" text:continue-numbering="true">
            <text:list-item>
              <text:p text:id="id37" text:style-name="P25"><text:span text:style-name="T21">Servicios de diseño, codificación, implementación, mantenimiento, soporte a distancia, resolución de incidencias, conversión y/o traducción de lenguajes informáticos, adición de funciones, preparación de documentación para el usuario y garantía o asesoramiento de calidad de sistemas, entre otros, todos ellos a ser prestados a productos de software y con destino a mercados externos.</text:span></text:p>
            </text:list-item>
          </text:list>
          <text:list text:style-name="L11" text:continue-numbering="true">
            <text:list-item>
              <text:p text:style-name="P27"><text:span text:style-name="T21"/></text:p>
            </text:list-item>
          </text:list>
          <text:list text:style-name="L12">
            <text:list-item>
              <text:p text:style-name="P27"><text:span text:style-name="T4"/></text:p>
            </text:list-item>
          </text:list>
          <text:list text:style-name="L12">
            <text:list-item>
              <text:p text:style-name="P27"><text:span text:style-name="T4"/></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layer="layout" svg:width="13.833cm" svg:height="10.376cm" svg:x="2.505cm" svg:y="2.117cm" draw:page-number="17"/>
          <draw:frame presentation:style-name="pr3" draw:text-style-name="P3" draw:layer="layout" svg:width="15.108cm" svg:height="12.411cm" svg:x="1.887cm" svg:y="13.1cm" presentation:class="notes" presentation:placeholder="true">
            <draw:text-box/>
          </draw:frame>
        </presentation:notes>
      </draw:page>
      <draw:page draw:name="page18" draw:style-name="dp1" draw:master-page-name="Title1" presentation:presentation-page-layout-name="AL2T1">
        <draw:line draw:style-name="gr1" draw:text-style-name="P4" draw:layer="layout" svg:x1="0cm" svg:y1="2.522cm" svg:x2="25.4cm" svg:y2="2.522cm">
          <text:p text:style-name="P3"/>
        </draw:line>
        <draw:custom-shape draw:style-name="gr2" draw:text-style-name="P6" draw:layer="layout" svg:width="25.4cm" svg:height="1.451cm" svg:x="0cm" svg:y="0.481cm">
          <text:p text:style-name="P28"><text:span text:style-name="T2">Qué es software </text:span><text:span text:style-name="T23">(decreto reglamentario 1594/04)</text:span></text:p>
          <draw:enhanced-geometry svg:viewBox="0 0 21600 21600" draw:type="mso-spt202" draw:enhanced-path="M 0 0 L 21600 0 21600 21600 0 21600 0 0 Z N"/>
        </draw:custom-shape>
        <draw:custom-shape draw:style-name="gr2" draw:text-style-name="P6" draw:layer="layout" svg:width="22.436cm" svg:height="13.086cm" svg:x="1.967cm" svg:y="3.043cm">
          <text:list text:style-name="L13">
            <text:list-item>
              <text:p text:style-name="P27"><text:span text:style-name="T24"/></text:p>
            </text:list-item>
          </text:list>
          <text:list text:style-name="L15" text:continue-numbering="true">
            <text:list-item>
              <text:p text:style-name="P27"><text:span text:style-name="T24"/></text:p>
            </text:list-item>
          </text:list>
          <text:list text:style-name="L13">
            <text:list-item>
              <text:p text:style-name="P27"><text:span text:style-name="T24"/></text:p>
            </text:list-item>
          </text:list>
          <text:list text:style-name="L14" text:continue-numbering="true">
            <text:list-item>
              <text:p text:id="id38" text:style-name="P25"><text:span text:style-name="T21">Desarrollo y puesta a punto de software que se elabore para ser incorporado en procesadores (software embebido o insertado) utilizados en bienes y sistemas de diversa índole, tales como consolas para multimedios, equipamiento satelital y espacial en general, equipos y sistemas de telefonía fija, móvil y transmisión y recepción de datos, sistemas de telesupervisión y telegestión, máquinas y dispositivos de instrumentación y control.</text:span></text:p>
            </text:list-item>
          </text:list>
          <text:list text:style-name="L12">
            <text:list-item>
              <text:p text:style-name="P27"><text:span text:style-name="T21"/></text:p>
            </text:list-item>
          </text:list>
          <text:list text:style-name="L12">
            <text:list-item>
              <text:p text:style-name="P27"><text:span text:style-name="T4"/></text:p>
            </text:list-item>
          </text:list>
          <text:list text:style-name="L12">
            <text:list-item>
              <text:p text:style-name="P27"><text:span text:style-name="T4"/></text:p>
            </text:list-item>
          </text:list>
          <text:list text:style-name="L12">
            <text:list-item>
              <text:p text:style-name="P27"><text:span text:style-name="T4"/></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layer="layout" svg:width="13.833cm" svg:height="10.376cm" svg:x="2.505cm" svg:y="2.117cm" draw:page-number="18"/>
          <draw:frame presentation:style-name="pr3" draw:text-style-name="P3" draw:layer="layout" svg:width="15.108cm" svg:height="12.411cm" svg:x="1.887cm" svg:y="13.1cm" presentation:class="notes" presentation:placeholder="true">
            <draw:text-box/>
          </draw:frame>
        </presentation:notes>
      </draw:page>
      <draw:page draw:name="page19" draw:style-name="dp1" draw:master-page-name="Title1">
        <draw:custom-shape draw:style-name="gr2" draw:text-style-name="P6" draw:layer="layout" svg:width="19.002cm" svg:height="11.011cm" svg:x="2.5cm" svg:y="3.523cm">
          <text:p text:style-name="P30"><text:span text:style-name="T25">Muchas Gracias</text:span></text:p>
          <text:p text:style-name="P31"><text:span text:style-name="T26"><text:a xlink:href="http://www.agencia.gov.ar/">www.agencia.gov.ar</text:a></text:span></text:p>
          <text:p text:style-name="P31"><text:span text:style-name="T26"><text:a xlink:href="mailto:fonsoft@agencia.secyt.gov.ar">fonsoft@agencia.secyt.gov.ar</text:a></text:span></text:p>
          <text:p text:style-name="P31"><text:span text:style-name="T27">(011) 4313-3808 </text:span></text:p>
          <text:p text:style-name="P31"><text:span text:style-name="T27">Av. Córdoba 817. Piso 6. Of. 11.</text:span></text:p>
          <text:p text:style-name="P31"><text:span text:style-name="T27">Ciudad de Buenos Aires</text:span></text:p>
          <draw:enhanced-geometry svg:viewBox="0 0 21600 21600" draw:type="mso-spt202" draw:enhanced-path="M 0 0 L 21600 0 21600 21600 0 21600 0 0 Z N"/>
        </draw:custom-shape>
        <presentation:notes draw:style-name="dp2">
          <draw:page-thumbnail draw:layer="layout" svg:width="13.785cm" svg:height="10.341cm" svg:x="2.549cm" svg:y="2.068cm" draw:page-number="19"/>
          <draw:frame presentation:style-name="pr2" draw:text-style-name="P3" draw:layer="layout" svg:width="15.108cm" svg:height="12.411cm" svg:x="1.887cm" svg:y="13.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draw:stroke-dash draw:name="Dash_20_3" draw:display-name="Dash 3" draw:style="rect" draw:dots1="1" draw:dots1-length="0.026cm" draw:distance="0.026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title" style:family="presentation">
      <style:graphic-properties draw:stroke="none" draw:fill="none" draw:textarea-vertical-align="middle">
        <text:list-style style:name="Title2-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2-subtitle" style:family="presentation">
      <style:graphic-properties draw:stroke="none" draw:fill="none" draw:textarea-vertical-align="middle">
        <text:list-style style:name="Title2-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2-outline2" style:family="presentation" style:parent-style-name="Title2-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8.88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9cm"/>
    </style:style>
    <style:style style:name="gr2" style:family="graphic" style:parent-style-name="standard">
      <style:graphic-properties draw:stroke="none" draw:fill="none" draw:fill-color="#ffffff" draw:textarea-vertical-align="bottom" draw:auto-grow-height="false" fo:min-height="1.379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bbe0e3"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026cm" svg:stroke-color="#333399" draw:stroke-linejoin="miter" draw:fill="solid" draw:fill-color="#66cc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53cm" svg:stroke-color="#bbe0e3"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r4" style:family="presentation" style:parent-style-name="Title1-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no-wrap" draw:shadow="hidden" draw:shadow-color="#808080"/>
    </style:style>
    <style:style style:name="pr5" style:family="presentation" style:parent-style-name="Title1-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r6" style:family="presentation" style:parent-style-name="Title2-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7" style:family="presentation" style:parent-style-name="Title2-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no-wrap" draw:shadow="hidden" draw:shadow-color="#808080"/>
    </style:style>
    <style:style style:name="pr8" style:family="presentation" style:parent-style-name="Title2-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margin-left="0cm" fo:margin-right="0cm" fo:margin-top="0.198cm" fo:margin-bottom="0cm" fo:line-height="100%" fo:text-align="end" text:enable-numbering="false" fo:text-indent="0cm"/>
    </style:style>
    <style:style style:name="T1" style:family="text">
      <style:text-properties fo:font-size="14pt" style:font-size-asian="14pt" style:font-size-complex="14pt"/>
    </style:style>
    <style:style style:name="T2" style:family="text">
      <style:text-properties fo:font-size="12pt" fo:language="es" fo:country="ES" style:font-size-asian="12pt" style:font-size-complex="12pt"/>
    </style:style>
    <style:style style:name="T3" style:family="text">
      <style:text-properties fo:font-family="Verdana" style:font-family-generic="swiss" style:font-pitch="variable" fo:font-size="9pt" fo:language="es" fo:country="ES" fo:font-style="italic" style:font-size-asian="9pt" style:font-style-asian="italic" style:font-size-complex="9pt" style:font-style-complex="italic"/>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06cm" svg:height="4.955cm" svg:x="1.888cm" svg:y="3.865cm" draw:page-number="1"/>
      <draw:page-thumbnail draw:layer="backgroundobjects" svg:width="6.606cm" svg:height="4.955cm" svg:x="10.384cm" svg:y="3.865cm"/>
      <draw:page-thumbnail draw:layer="backgroundobjects" svg:width="6.606cm" svg:height="4.955cm" svg:x="1.888cm" svg:y="11.311cm"/>
      <draw:page-thumbnail draw:layer="backgroundobjects" svg:width="6.606cm" svg:height="4.955cm" svg:x="10.384cm" svg:y="11.311cm"/>
      <draw:page-thumbnail draw:layer="backgroundobjects" svg:width="6.606cm" svg:height="4.955cm" svg:x="1.888cm" svg:y="18.757cm"/>
      <draw:page-thumbnail draw:layer="backgroundobjects" svg:width="6.606cm" svg:height="4.955cm" svg:x="10.384cm" svg:y="18.757cm"/>
      <draw:frame draw:style-name="gr1" draw:text-style-name="P1" draw:layer="backgroundobjects" svg:width="8.192cm" svg:height="1.378cm" svg:x="0cm" svg:y="0cm" presentation:class="header">
        <draw:text-box>
          <text:p text:style-name="P1"><text:span text:style-name="T1"><presentation:header/></text:span></text:p>
        </draw:text-box>
      </draw:frame>
      <draw:frame draw:style-name="gr1" draw:text-style-name="P2" draw:layer="backgroundobjects" svg:width="8.192cm" svg:height="1.378cm" svg:x="10.687cm" svg:y="0cm" presentation:class="date-time">
        <draw:text-box>
          <text:p text:style-name="P2"><text:span text:style-name="T1"><presentation:date-time/></text:span></text:p>
        </draw:text-box>
      </draw:frame>
      <draw:frame draw:style-name="gr2" draw:text-style-name="P1" draw:layer="backgroundobjects" svg:width="8.192cm" svg:height="1.378cm" svg:x="0cm" svg:y="26.201cm" presentation:class="footer">
        <draw:text-box>
          <text:p text:style-name="P1"><text:span text:style-name="T1"><presentation:footer/></text:span></text:p>
        </draw:text-box>
      </draw:frame>
      <draw:frame draw:style-name="gr2" draw:text-style-name="P2" draw:layer="backgroundobjects" svg:width="8.192cm" svg:height="1.378cm" svg:x="10.687cm" svg:y="26.201cm" presentation:class="page-number">
        <draw:text-box>
          <text:p text:style-name="P2"><text:span text:style-name="T1"><text:page-number>1</text:page-number></text:span></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text:style-name="P3"><text:span text:style-name="T1"><presentation:date-time/></text:span></text:p>
        </draw:text-box>
      </draw:frame>
      <draw:frame presentation:style-name="pr1" draw:text-style-name="P4" draw:layer="backgroundobjects" svg:width="8.044cm" svg:height="1.324cm" svg:x="8.678cm" svg:y="17.347cm" presentation:class="footer">
        <draw:text-box>
          <text:p text:style-name="P4"><text:span text:style-name="T1"><presentation:footer/></text:span></text:p>
        </draw:text-box>
      </draw:frame>
      <draw:frame presentation:style-name="pr1" draw:text-style-name="P5" draw:layer="backgroundobjects" svg:width="5.927cm" svg:height="1.324cm" svg:x="18.202cm" svg:y="17.347cm" presentation:class="page-number">
        <draw:text-box>
          <text:p text:style-name="P5"><text:span text:style-name="T1"><text:page-number>1</text:page-number></text:span></text:p>
        </draw:text-box>
      </draw:frame>
      <presentation:notes style:page-layout-name="PM0">
        <draw:rect draw:style-name="gr3" draw:text-style-name="P6" draw:layer="backgroundobjects" svg:width="18.88cm" svg:height="27.58cm" svg:x="0cm" svg:y="0cm">
          <text:p/>
        </draw:rect>
        <draw:frame presentation:style-name="pr2" draw:text-style-name="P3" draw:layer="backgroundobjects" svg:width="8.184cm" svg:height="1.381cm" svg:x="0cm" svg:y="0cm" presentation:class="header">
          <draw:text-box>
            <text:p text:style-name="P3"><text:span text:style-name="T2"><presentation:header/></text:span></text:p>
          </draw:text-box>
        </draw:frame>
        <draw:frame presentation:style-name="pr2" draw:text-style-name="P5" draw:layer="backgroundobjects" svg:width="8.184cm" svg:height="1.381cm" svg:x="10.694cm" svg:y="0cm" presentation:class="date-time">
          <draw:text-box>
            <text:p text:style-name="P5"><text:span text:style-name="T2"><presentation:date-time/></text:span></text:p>
          </draw:text-box>
        </draw:frame>
        <draw:page-thumbnail presentation:style-name="Default-title" draw:layer="backgroundobjects" svg:width="13.785cm" svg:height="10.342cm" svg:x="2.548cm" svg:y="2.067cm" presentation:class="page"/>
        <draw:frame presentation:style-name="Default-notes" draw:layer="backgroundobjects" svg:width="15.108cm" svg:height="12.41cm" svg:x="1.887cm" svg:y="13.1cm" presentation:class="notes" presentation:placeholder="true">
          <draw:text-box/>
        </draw:frame>
        <draw:frame presentation:style-name="pr3" draw:text-style-name="P3" draw:layer="backgroundobjects" svg:width="8.184cm" svg:height="1.381cm" svg:x="0cm" svg:y="26.193cm" presentation:class="footer">
          <draw:text-box>
            <text:p text:style-name="P3"><text:span text:style-name="T2"><presentation:footer/></text:span></text:p>
          </draw:text-box>
        </draw:frame>
        <draw:frame presentation:style-name="pr3" draw:text-style-name="P5" draw:layer="backgroundobjects" svg:width="8.184cm" svg:height="1.381cm" svg:x="10.694cm" svg:y="26.193cm" presentation:class="page-number">
          <draw:text-box>
            <text:p text:style-name="P5"><text:span text:style-name="T2"><text:page-number>1</text:page-number></text:span></text:p>
          </draw:text-box>
        </draw:frame>
      </presentation:notes>
    </style:master-page>
    <style:master-page style:name="Title1" style:page-layout-name="PM1" draw:style-name="dp1">
      <draw:custom-shape draw:style-name="gr4" draw:text-style-name="P7" draw:layer="backgroundobjects" svg:width="25.4cm" svg:height="2.324cm" svg:x="0cm" svg:y="16.726cm">
        <text:p/>
        <draw:enhanced-geometry svg:viewBox="0 0 21600 21600" draw:type="rectangle" draw:enhanced-path="M 0 0 L 21600 0 21600 21600 0 21600 0 0 Z N"/>
      </draw:custom-shape>
      <draw:line draw:style-name="gr5" draw:text-style-name="P8" draw:layer="backgroundobjects" svg:x1="0cm" svg:y1="16.726cm" svg:x2="25.4cm" svg:y2="16.726cm">
        <text:p/>
      </draw:line>
      <draw:custom-shape draw:style-name="gr6" draw:text-style-name="P7" draw:layer="backgroundobjects" svg:width="25.4cm" svg:height="16.726cm" svg:x="0cm" svg:y="0cm">
        <text:p/>
        <draw:enhanced-geometry svg:viewBox="0 0 21600 21600" draw:type="rectangle" draw:enhanced-path="M 0 0 L 21600 0 21600 21600 0 21600 0 0 Z N"/>
      </draw:custom-shape>
      <draw:line draw:style-name="gr7" draw:text-style-name="P8" draw:layer="backgroundobjects" svg:x1="0cm" svg:y1="16.726cm" svg:x2="25.4cm" svg:y2="16.726cm">
        <text:p/>
      </draw:line>
      <draw:frame draw:style-name="gr8" draw:text-style-name="P8" draw:layer="backgroundobjects" svg:width="25.4cm" svg:height="1.526cm" svg:x="0cm" svg:y="0cm">
        <draw:image xlink:href="Pictures/10000000000000CC00000086296D2433.jpg" xlink:type="simple" xlink:show="embed" xlink:actuate="onLoad">
          <text:p/>
        </draw:image>
      </draw:frame>
      <draw:frame draw:style-name="gr8" draw:text-style-name="P8" draw:layer="backgroundobjects" svg:width="3.1cm" svg:height="1.848cm" svg:x="0.697cm" svg:y="16.726cm">
        <draw:image xlink:href="Pictures/10000000000000B70000006DA7EE9353.jpg" xlink:type="simple" xlink:show="embed" xlink:actuate="onLoad">
          <text:p/>
        </draw:image>
      </draw:frame>
      <draw:custom-shape draw:style-name="gr9" draw:text-style-name="P7" draw:layer="backgroundobjects" svg:width="10.402cm" svg:height="1.815cm" svg:x="14.301cm" svg:y="17.127cm">
        <text:p text:style-name="P9"><text:span text:style-name="T3">Fondo Fiduciario de Promoción de la Industria del Software</text:span></text:p>
        <text:p text:style-name="P9"><text:span text:style-name="T3">Agencia Nacional de Promoción Científica y Tecnológica</text:span></text:p>
        <text:p text:style-name="P9"><text:span text:style-name="T3">Septiembre de 2007</text:span></text:p>
        <draw:enhanced-geometry svg:viewBox="0 0 21600 21600" draw:type="mso-spt202" draw:enhanced-path="M 0 0 L 21600 0 21600 21600 0 21600 0 0 Z N"/>
      </draw:custom-shape>
      <draw:frame presentation:style-name="Title1-title" draw:layer="backgroundobjects" svg:width="22.859cm" svg:height="3.18cm" svg:x="1.27cm" svg:y="0.76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3" draw:text-style-name="P6" draw:layer="backgroundobjects" svg:width="18.88cm" svg:height="27.58cm" svg:x="0cm" svg:y="0cm">
          <text:p/>
        </draw:rect>
        <draw:frame presentation:style-name="pr4" draw:text-style-name="P3" draw:layer="backgroundobjects" svg:width="8.184cm" svg:height="1.381cm" svg:x="0cm" svg:y="0cm" presentation:class="header">
          <draw:text-box>
            <text:p text:style-name="P3"><text:span text:style-name="T2"><presentation:header/></text:span></text:p>
          </draw:text-box>
        </draw:frame>
        <draw:frame presentation:style-name="pr4" draw:text-style-name="P5" draw:layer="backgroundobjects" svg:width="8.184cm" svg:height="1.381cm" svg:x="10.694cm" svg:y="0cm" presentation:class="date-time">
          <draw:text-box>
            <text:p text:style-name="P5"><text:span text:style-name="T2"><presentation:date-time/></text:span></text:p>
          </draw:text-box>
        </draw:frame>
        <draw:page-thumbnail presentation:style-name="Title1-title" draw:layer="backgroundobjects" svg:width="13.785cm" svg:height="10.342cm" svg:x="2.548cm" svg:y="2.067cm" presentation:class="page"/>
        <draw:frame presentation:style-name="Title1-notes" draw:layer="backgroundobjects" svg:width="15.108cm" svg:height="12.41cm" svg:x="1.887cm" svg:y="13.1cm" presentation:class="notes" presentation:placeholder="true">
          <draw:text-box/>
        </draw:frame>
        <draw:frame presentation:style-name="pr5" draw:text-style-name="P3" draw:layer="backgroundobjects" svg:width="8.184cm" svg:height="1.381cm" svg:x="0cm" svg:y="26.193cm" presentation:class="footer">
          <draw:text-box>
            <text:p text:style-name="P3"><text:span text:style-name="T2"><presentation:footer/></text:span></text:p>
          </draw:text-box>
        </draw:frame>
        <draw:frame presentation:style-name="pr5" draw:text-style-name="P5" draw:layer="backgroundobjects" svg:width="8.184cm" svg:height="1.381cm" svg:x="10.694cm" svg:y="26.193cm" presentation:class="page-number">
          <draw:text-box>
            <text:p text:style-name="P5"><text:span text:style-name="T2"><text:page-number>1</text:page-number></text:span></text:p>
          </draw:text-box>
        </draw:frame>
      </presentation:notes>
    </style:master-page>
    <style:master-page style:name="Title2" style:page-layout-name="PM1" draw:style-name="dp1">
      <draw:frame presentation:style-name="Title2-title" draw:layer="backgroundobjects" svg:width="22.86cm" svg:height="3.176cm" svg:x="1.27cm" svg:y="0.762cm" presentation:class="title" presentation:placeholder="true">
        <draw:text-box/>
      </draw:frame>
      <draw:frame presentation:style-name="Title2-outline1" draw:layer="backgroundobjects" svg:width="22.86cm" svg:height="12.573cm" svg:x="1.27cm" svg:y="4.445cm" presentation:class="outline" presentation:placeholder="true">
        <draw:text-box/>
      </draw:frame>
      <draw:frame presentation:style-name="pr6" draw:text-style-name="P3" draw:layer="backgroundobjects" svg:width="5.927cm" svg:height="1.324cm" svg:x="1.269cm" svg:y="17.347cm" presentation:class="date-time">
        <draw:text-box>
          <text:p text:style-name="P3"><text:span text:style-name="T1"><presentation:date-time/></text:span></text:p>
        </draw:text-box>
      </draw:frame>
      <draw:frame presentation:style-name="pr6" draw:text-style-name="P4" draw:layer="backgroundobjects" svg:width="8.044cm" svg:height="1.324cm" svg:x="8.678cm" svg:y="17.347cm" presentation:class="footer">
        <draw:text-box>
          <text:p text:style-name="P4"><text:span text:style-name="T1"><presentation:footer/></text:span></text:p>
        </draw:text-box>
      </draw:frame>
      <draw:frame presentation:style-name="pr6" draw:text-style-name="P5" draw:layer="backgroundobjects" svg:width="5.927cm" svg:height="1.324cm" svg:x="18.202cm" svg:y="17.347cm" presentation:class="page-number">
        <draw:text-box>
          <text:p text:style-name="P5"><text:span text:style-name="T1"><text:page-number>1</text:page-number></text:span></text:p>
        </draw:text-box>
      </draw:frame>
      <presentation:notes style:page-layout-name="PM0">
        <draw:rect draw:style-name="gr3" draw:text-style-name="P6" draw:layer="backgroundobjects" svg:width="18.88cm" svg:height="27.58cm" svg:x="0cm" svg:y="0cm">
          <text:p/>
        </draw:rect>
        <draw:frame presentation:style-name="pr7" draw:text-style-name="P3" draw:layer="backgroundobjects" svg:width="8.184cm" svg:height="1.381cm" svg:x="0cm" svg:y="0cm" presentation:class="header">
          <draw:text-box>
            <text:p text:style-name="P3"><text:span text:style-name="T2"><presentation:header/></text:span></text:p>
          </draw:text-box>
        </draw:frame>
        <draw:frame presentation:style-name="pr7" draw:text-style-name="P5" draw:layer="backgroundobjects" svg:width="8.184cm" svg:height="1.381cm" svg:x="10.694cm" svg:y="0cm" presentation:class="date-time">
          <draw:text-box>
            <text:p text:style-name="P5"><text:span text:style-name="T2"><presentation:date-time/></text:span></text:p>
          </draw:text-box>
        </draw:frame>
        <draw:page-thumbnail presentation:style-name="Title2-title" draw:layer="backgroundobjects" svg:width="13.785cm" svg:height="10.342cm" svg:x="2.548cm" svg:y="2.067cm" presentation:class="page"/>
        <draw:frame presentation:style-name="Title2-notes" draw:layer="backgroundobjects" svg:width="15.108cm" svg:height="12.41cm" svg:x="1.887cm" svg:y="13.1cm" presentation:class="notes" presentation:placeholder="true">
          <draw:text-box/>
        </draw:frame>
        <draw:frame presentation:style-name="pr8" draw:text-style-name="P3" draw:layer="backgroundobjects" svg:width="8.184cm" svg:height="1.381cm" svg:x="0cm" svg:y="26.193cm" presentation:class="footer">
          <draw:text-box>
            <text:p text:style-name="P3"><text:span text:style-name="T2"><presentation:footer/></text:span></text:p>
          </draw:text-box>
        </draw:frame>
        <draw:frame presentation:style-name="pr8" draw:text-style-name="P5" draw:layer="backgroundobjects" svg:width="8.184cm" svg:height="1.381cm" svg:x="10.694cm" svg:y="26.193cm" presentation:class="page-number">
          <draw:text-box>
            <text:p text:style-name="P5"><text:span text:style-name="T2"><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Diapositiva 1</dc:title>
    <meta:initial-creator>user</meta:initial-creator>
    <meta:creation-date>2006-06-06T15:07:16</meta:creation-date>
    <dc:creator>Martín Albarracín</dc:creator>
    <dc:date>2007-09-05T14:15:39</dc:date>
    <meta:print-date>2007-09-05T13:18:06</meta:print-date>
    <dc:language>es-AR</dc:language>
    <meta:editing-cycles>105</meta:editing-cycles>
    <meta:editing-duration>PT12H33M41S</meta:editing-duration>
    <meta:user-defined meta:name="Info 1"/>
    <meta:user-defined meta:name="Info 2"/>
    <meta:user-defined meta:name="Info 3"/>
    <meta:user-defined meta:name="Info 4"/>
    <meta:document-statistic meta:object-count="185"/>
  </office:meta>
</office:document-meta>
</file>